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75in" text:min-label-width="0.25in"/>
        <style:text-properties style:font-name="Symbol"/>
      </text:list-level-style-bullet>
      <text:list-level-style-bullet text:level="2" text:style-name="WW_CharLFO27LVL2" text:bullet-char="o">
        <style:list-level-properties text:space-before="1.25in" text:min-label-width="0.25in"/>
        <style:text-properties style:font-name="Courier New"/>
      </text:list-level-style-bullet>
      <text:list-level-style-bullet text:level="3" text:style-name="WW_CharLFO27LVL3" text:bullet-char="">
        <style:list-level-properties text:space-before="1.75in" text:min-label-width="0.25in"/>
        <style:text-properties style:font-name="Wingdings"/>
      </text:list-level-style-bullet>
      <text:list-level-style-bullet text:level="4" text:style-name="WW_CharLFO27LVL4" text:bullet-char="">
        <style:list-level-properties text:space-before="2.25in" text:min-label-width="0.25in"/>
        <style:text-properties style:font-name="Symbol"/>
      </text:list-level-style-bullet>
      <text:list-level-style-bullet text:level="5" text:style-name="WW_CharLFO27LVL5" text:bullet-char="o">
        <style:list-level-properties text:space-before="2.75in" text:min-label-width="0.25in"/>
        <style:text-properties style:font-name="Courier New"/>
      </text:list-level-style-bullet>
      <text:list-level-style-bullet text:level="6" text:style-name="WW_CharLFO27LVL6" text:bullet-char="">
        <style:list-level-properties text:space-before="3.25in" text:min-label-width="0.25in"/>
        <style:text-properties style:font-name="Wingdings"/>
      </text:list-level-style-bullet>
      <text:list-level-style-bullet text:level="7" text:style-name="WW_CharLFO27LVL7" text:bullet-char="">
        <style:list-level-properties text:space-before="3.75in" text:min-label-width="0.25in"/>
        <style:text-properties style:font-name="Symbol"/>
      </text:list-level-style-bullet>
      <text:list-level-style-bullet text:level="8" text:style-name="WW_CharLFO27LVL8" text:bullet-char="o">
        <style:list-level-properties text:space-before="4.25in" text:min-label-width="0.25in"/>
        <style:text-properties style:font-name="Courier New"/>
      </text:list-level-style-bullet>
      <text:list-level-style-bullet text:level="9" text:style-name="WW_CharLFO27LVL9" text:bullet-char="">
        <style:list-level-properties text:space-before="4.7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6pt" style:font-size-asian="16pt" style:font-size-complex="16pt"/>
    </style:style>
    <style:style style:name="P3" style:parent-style-name="Normal" style:family="paragraph">
      <style:text-properties fo:font-weight="bold" style:font-weight-asian="bold" fo:font-size="14pt" style:font-size-asian="14pt" style:font-size-complex="14pt"/>
    </style:style>
    <style:style style:name="P4" style:parent-style-name="ListParagraph" style:list-style-name="LFO1" style:family="paragraph">
      <style:text-properties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Normal" style:family="paragraph">
      <style:text-properties fo:font-weight="bold" style:font-weight-asian="bold" fo:font-size="12pt" style:font-size-asian="12pt" style:font-size-complex="12pt"/>
    </style:style>
    <style:style style:name="P10" style:parent-style-name="ListParagraph" style:list-style-name="LFO2" style:family="paragraph">
      <style:text-properties fo:font-size="12pt" style:font-size-asian="12pt" style:font-size-complex="12pt"/>
    </style:style>
    <style:style style:name="P11" style:parent-style-name="ListParagraph" style:list-style-name="LFO2" style:family="paragraph">
      <style:text-properties fo:font-size="12pt" style:font-size-asian="12pt" style:font-size-complex="12pt"/>
    </style:style>
    <style:style style:name="P12" style:parent-style-name="ListParagraph" style:list-style-name="LFO2" style:family="paragraph">
      <style:text-properties fo:font-size="12pt" style:font-size-asian="12pt" style:font-size-complex="12pt"/>
    </style:style>
    <style:style style:name="P13" style:parent-style-name="ListParagraph" style:list-style-name="LFO2" style:family="paragraph">
      <style:text-properties fo:font-size="12pt" style:font-size-asian="12pt" style:font-size-complex="12pt"/>
    </style:style>
    <style:style style:name="P14" style:parent-style-name="ListParagraph" style:list-style-name="LFO2" style:family="paragraph">
      <style:text-properties fo:font-size="12pt" style:font-size-asian="12pt" style:font-size-complex="12pt"/>
    </style:style>
    <style:style style:name="P15" style:parent-style-name="ListParagraph" style:list-style-name="LFO2" style:family="paragraph">
      <style:text-properties fo:font-size="12pt" style:font-size-asian="12pt" style:font-size-complex="12pt"/>
    </style:style>
    <style:style style:name="P16" style:parent-style-name="ListParagraph" style:list-style-name="LFO2" style:family="paragraph">
      <style:text-properties fo:font-size="12pt" style:font-size-asian="12pt" style:font-size-complex="12pt"/>
    </style:style>
    <style:style style:name="P17" style:parent-style-name="ListParagraph" style:list-style-name="LFO2" style:family="paragraph">
      <style:text-properties fo:font-size="12pt" style:font-size-asian="12pt" style:font-size-complex="12pt"/>
    </style:style>
    <style:style style:name="P18" style:parent-style-name="ListParagraph" style:list-style-name="LFO2" style:family="paragraph">
      <style:text-properties fo:font-size="12pt" style:font-size-asian="12pt" style:font-size-complex="12pt"/>
    </style:style>
    <style:style style:name="P19" style:parent-style-name="ListParagraph" style:list-style-name="LFO2" style:family="paragraph">
      <style:text-properties fo:font-size="12pt" style:font-size-asian="12pt" style:font-size-complex="12pt"/>
    </style:style>
    <style:style style:name="P20" style:parent-style-name="ListParagraph" style:list-style-name="LFO2" style:family="paragraph">
      <style:text-properties fo:font-size="12pt" style:font-size-asian="12pt" style:font-size-complex="12pt"/>
    </style:style>
    <style:style style:name="P21" style:parent-style-name="ListParagraph" style:list-style-name="LFO2" style:family="paragraph">
      <style:text-properties fo:font-size="12pt" style:font-size-asian="12pt" style:font-size-complex="12pt"/>
    </style:style>
    <style:style style:name="P22" style:parent-style-name="ListParagraph" style:list-style-name="LFO2" style:family="paragraph">
      <style:text-properties fo:font-size="12pt" style:font-size-asian="12pt" style:font-size-complex="12pt"/>
    </style:style>
    <style:style style:name="P23" style:parent-style-name="ListParagraph" style:list-style-name="LFO2" style:family="paragraph">
      <style:text-properties fo:font-size="12pt" style:font-size-asian="12pt" style:font-size-complex="12pt"/>
    </style:style>
    <style:style style:name="P24" style:parent-style-name="ListParagraph" style:list-style-name="LFO2" style:family="paragraph">
      <style:text-properties fo:font-size="12pt" style:font-size-asian="12pt" style:font-size-complex="12pt"/>
    </style:style>
    <style:style style:name="P25" style:parent-style-name="ListParagraph" style:list-style-name="LFO2" style:family="paragraph">
      <style:text-properties fo:font-size="12pt" style:font-size-asian="12pt" style:font-size-complex="12pt"/>
    </style:style>
    <style:style style:name="P26" style:parent-style-name="ListParagraph" style:list-style-name="LFO2"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ListParagraph" style:list-style-name="LFO3" style:family="paragraph">
      <style:text-properties fo:font-size="12pt" style:font-size-asian="12pt" style:font-size-complex="12pt"/>
    </style:style>
    <style:style style:name="P30" style:parent-style-name="ListParagraph" style:list-style-name="LFO3" style:family="paragraph">
      <style:text-properties fo:font-size="12pt" style:font-size-asian="12pt" style:font-size-complex="12pt"/>
    </style:style>
    <style:style style:name="P31" style:parent-style-name="ListParagraph" style:list-style-name="LFO3" style:family="paragraph"/>
    <style:style style:name="T32" style:parent-style-name="DefaultParagraphFont" style:family="text">
      <style:text-properties fo:font-style="italic" style:font-style-asian="italic"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P35" style:parent-style-name="ListParagraph" style:list-style-name="LFO3" style:family="paragraph"/>
    <style:style style:name="T36" style:parent-style-name="DefaultParagraphFont" style:family="text">
      <style:text-properties fo:font-style="italic" style:font-style-asian="italic"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P39" style:parent-style-name="ListParagraph" style:list-style-name="LFO3" style:family="paragraph"/>
    <style:style style:name="T40" style:parent-style-name="DefaultParagraphFont" style:family="text">
      <style:text-properties fo:font-style="italic" style:font-style-asian="italic"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P44" style:parent-style-name="ListParagraph" style:list-style-name="LFO3" style:family="paragraph"/>
    <style:style style:name="T45" style:parent-style-name="DefaultParagraphFont" style:family="text">
      <style:text-properties fo:font-style="italic" style:font-style-asian="italic"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ListParagraph" style:list-style-name="LFO3" style:family="paragraph">
      <style:text-properties fo:font-size="12pt" style:font-size-asian="12pt" style:font-size-complex="12pt"/>
    </style:style>
    <style:style style:name="P49" style:parent-style-name="ListParagraph" style:list-style-name="LFO3" style:family="paragraph">
      <style:text-properties fo:font-size="12pt" style:font-size-asian="12pt" style:font-size-complex="12pt"/>
    </style:style>
    <style:style style:name="P50" style:parent-style-name="ListParagraph" style:list-style-name="LFO3" style:family="paragraph">
      <style:text-properties fo:font-size="12pt" style:font-size-asian="12pt" style:font-size-complex="12pt"/>
    </style:style>
    <style:style style:name="P51" style:parent-style-name="ListParagraph" style:list-style-name="LFO3" style:family="paragraph">
      <style:text-properties fo:font-size="12pt" style:font-size-asian="12pt" style:font-size-complex="12pt"/>
    </style:style>
    <style:style style:name="P52" style:parent-style-name="ListParagraph" style:list-style-name="LFO3" style:family="paragraph">
      <style:text-properties fo:font-size="12pt" style:font-size-asian="12pt" style:font-size-complex="12pt"/>
    </style:style>
    <style:style style:name="P53" style:parent-style-name="ListParagraph" style:list-style-name="LFO3" style:family="paragraph">
      <style:text-properties fo:font-size="12pt" style:font-size-asian="12pt" style:font-size-complex="12pt"/>
    </style:style>
    <style:style style:name="P54" style:parent-style-name="ListParagraph" style:list-style-name="LFO3" style:family="paragraph">
      <style:text-properties fo:font-size="12pt" style:font-size-asian="12pt" style:font-size-complex="12pt"/>
    </style:style>
    <style:style style:name="P55" style:parent-style-name="ListParagraph" style:list-style-name="LFO3"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weight="bold" style:font-weight-asian="bold" fo:font-size="12pt" style:font-size-asian="12pt" style:font-size-complex="12pt"/>
    </style:style>
    <style:style style:name="P58" style:parent-style-name="ListParagraph" style:list-style-name="LFO4" style:family="paragraph">
      <style:text-properties fo:font-size="12pt" style:font-size-asian="12pt" style:font-size-complex="12pt"/>
    </style:style>
    <style:style style:name="P59" style:parent-style-name="ListParagraph" style:list-style-name="LFO4" style:family="paragraph">
      <style:text-properties fo:font-size="12pt" style:font-size-asian="12pt" style:font-size-complex="12pt"/>
    </style:style>
    <style:style style:name="P60" style:parent-style-name="ListParagraph" style:list-style-name="LFO4" style:family="paragraph">
      <style:text-properties fo:font-size="12pt" style:font-size-asian="12pt" style:font-size-complex="12pt"/>
    </style:style>
    <style:style style:name="P61" style:parent-style-name="ListParagraph" style:list-style-name="LFO4" style:family="paragraph">
      <style:text-properties fo:font-size="12pt" style:font-size-asian="12pt" style:font-size-complex="12pt"/>
    </style:style>
    <style:style style:name="P62" style:parent-style-name="ListParagraph" style:list-style-name="LFO4" style:family="paragraph">
      <style:text-properties fo:font-size="12pt" style:font-size-asian="12pt" style:font-size-complex="12pt"/>
    </style:style>
    <style:style style:name="P63" style:parent-style-name="ListParagraph" style:list-style-name="LFO4" style:family="paragraph">
      <style:text-properties fo:font-size="12pt" style:font-size-asian="12pt" style:font-size-complex="12pt"/>
    </style:style>
    <style:style style:name="P64" style:parent-style-name="ListParagraph" style:list-style-name="LFO4" style:family="paragraph">
      <style:text-properties fo:font-size="12pt" style:font-size-asian="12pt" style:font-size-complex="12pt"/>
    </style:style>
    <style:style style:name="P65" style:parent-style-name="ListParagraph" style:list-style-name="LFO4" style:family="paragraph">
      <style:text-properties fo:font-size="12pt" style:font-size-asian="12pt" style:font-size-complex="12pt"/>
    </style:style>
    <style:style style:name="P66" style:parent-style-name="ListParagraph" style:list-style-name="LFO4" style:family="paragraph">
      <style:text-properties fo:font-size="12pt" style:font-size-asian="12pt" style:font-size-complex="12pt"/>
    </style:style>
    <style:style style:name="P67" style:parent-style-name="ListParagraph" style:list-style-name="LFO4" style:family="paragraph">
      <style:text-properties fo:font-size="12pt" style:font-size-asian="12pt" style:font-size-complex="12pt"/>
    </style:style>
    <style:style style:name="P68" style:parent-style-name="ListParagraph" style:list-style-name="LFO4" style:family="paragraph">
      <style:text-properties fo:font-size="12pt" style:font-size-asian="12pt" style:font-size-complex="12pt"/>
    </style:style>
    <style:style style:name="P69" style:parent-style-name="ListParagraph" style:list-style-name="LFO4" style:family="paragraph">
      <style:text-properties fo:font-size="12pt" style:font-size-asian="12pt" style:font-size-complex="12pt"/>
    </style:style>
    <style:style style:name="P70" style:parent-style-name="ListParagraph" style:list-style-name="LFO4" style:family="paragraph">
      <style:text-properties fo:font-size="12pt" style:font-size-asian="12pt" style:font-size-complex="12pt"/>
    </style:style>
    <style:style style:name="P71" style:parent-style-name="ListParagraph" style:list-style-name="LFO4" style:family="paragraph">
      <style:text-properties fo:font-size="12pt" style:font-size-asian="12pt" style:font-size-complex="12pt"/>
    </style:style>
    <style:style style:name="P72" style:parent-style-name="ListParagraph" style:list-style-name="LFO4" style:family="paragraph">
      <style:text-properties fo:font-size="12pt" style:font-size-asian="12pt" style:font-size-complex="12pt"/>
    </style:style>
    <style:style style:name="P73" style:parent-style-name="ListParagraph" style:list-style-name="LFO4" style:family="paragraph">
      <style:text-properties fo:font-size="12pt" style:font-size-asian="12pt" style:font-size-complex="12pt"/>
    </style:style>
    <style:style style:name="P74" style:parent-style-name="ListParagraph" style:family="paragraph">
      <style:paragraph-properties fo:margin-left="1in">
        <style:tab-stops/>
      </style:paragraph-properties>
      <style:text-properties fo:font-size="12pt" style:font-size-asian="12pt" style:font-size-complex="12pt"/>
    </style:style>
    <style:style style:name="P75" style:parent-style-name="ListParagraph" style:list-style-name="LFO5"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weight="bold" style:font-weight-asian="bold"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weight="bold" style:font-weight-asian="bold" fo:font-size="12pt" style:font-size-asian="12pt" style:font-size-complex="12pt"/>
    </style:style>
    <style:style style:name="P80" style:parent-style-name="ListParagraph" style:list-style-name="LFO6" style:family="paragraph">
      <style:text-properties fo:font-size="12pt" style:font-size-asian="12pt" style:font-size-complex="12pt"/>
    </style:style>
    <style:style style:name="P81" style:parent-style-name="ListParagraph" style:list-style-name="LFO6" style:family="paragraph">
      <style:text-properties fo:font-size="12pt" style:font-size-asian="12pt" style:font-size-complex="12pt"/>
    </style:style>
    <style:style style:name="P82" style:parent-style-name="ListParagraph" style:list-style-name="LFO6" style:family="paragraph">
      <style:text-properties fo:font-size="12pt" style:font-size-asian="12pt" style:font-size-complex="12pt"/>
    </style:style>
    <style:style style:name="P83" style:parent-style-name="ListParagraph" style:list-style-name="LFO6" style:family="paragraph">
      <style:text-properties fo:font-size="12pt" style:font-size-asian="12pt" style:font-size-complex="12pt"/>
    </style:style>
    <style:style style:name="P84" style:parent-style-name="ListParagraph" style:list-style-name="LFO6" style:family="paragraph">
      <style:text-properties fo:font-size="12pt" style:font-size-asian="12pt" style:font-size-complex="12pt"/>
    </style:style>
    <style:style style:name="P85" style:parent-style-name="ListParagraph" style:list-style-name="LFO6" style:family="paragraph">
      <style:text-properties fo:font-size="12pt" style:font-size-asian="12pt" style:font-size-complex="12pt"/>
    </style:style>
    <style:style style:name="P86" style:parent-style-name="ListParagraph" style:list-style-name="LFO6" style:family="paragraph">
      <style:text-properties fo:font-size="12pt" style:font-size-asian="12pt" style:font-size-complex="12pt"/>
    </style:style>
    <style:style style:name="P87" style:parent-style-name="ListParagraph" style:list-style-name="LFO6" style:family="paragraph">
      <style:text-properties fo:font-size="12pt" style:font-size-asian="12pt" style:font-size-complex="12pt"/>
    </style:style>
    <style:style style:name="P88" style:parent-style-name="ListParagraph" style:list-style-name="LFO6" style:family="paragraph">
      <style:text-properties fo:font-size="12pt" style:font-size-asian="12pt" style:font-size-complex="12pt"/>
    </style:style>
    <style:style style:name="P89" style:parent-style-name="ListParagraph" style:list-style-name="LFO6" style:family="paragraph">
      <style:text-properties fo:font-size="12pt" style:font-size-asian="12pt" style:font-size-complex="12pt"/>
    </style:style>
    <style:style style:name="P90" style:parent-style-name="ListParagraph" style:list-style-name="LFO6" style:family="paragraph">
      <style:text-properties fo:font-size="12pt" style:font-size-asian="12pt" style:font-size-complex="12pt"/>
    </style:style>
    <style:style style:name="P91" style:parent-style-name="ListParagraph" style:list-style-name="LFO6" style:family="paragraph">
      <style:text-properties fo:font-size="12pt" style:font-size-asian="12pt" style:font-size-complex="12pt"/>
    </style:style>
    <style:style style:name="P92" style:parent-style-name="Normal" style:family="paragraph">
      <style:text-properties fo:font-weight="bold" style:font-weight-asian="bold" fo:font-size="12pt" style:font-size-asian="12pt" style:font-size-complex="12pt"/>
    </style:style>
    <style:style style:name="P93" style:parent-style-name="Normal" style:family="paragraph">
      <style:text-properties fo:font-weight="bold" style:font-weight-asian="bold" fo:font-size="12pt" style:font-size-asian="12pt" style:font-size-complex="12pt"/>
    </style:style>
    <style:style style:name="P94" style:parent-style-name="Normal" style:family="paragraph">
      <style:text-properties fo:font-weight="bold" style:font-weight-asian="bold" fo:font-size="12pt" style:font-size-asian="12pt" style:font-size-complex="12pt"/>
    </style:style>
    <style:style style:name="P95" style:parent-style-name="ListParagraph" style:list-style-name="LFO7" style:family="paragraph">
      <style:text-properties fo:font-size="12pt" style:font-size-asian="12pt" style:font-size-complex="12pt"/>
    </style:style>
    <style:style style:name="P96" style:parent-style-name="ListParagraph" style:list-style-name="LFO7" style:family="paragraph">
      <style:text-properties fo:font-size="12pt" style:font-size-asian="12pt" style:font-size-complex="12pt"/>
    </style:style>
    <style:style style:name="P97" style:parent-style-name="ListParagraph" style:list-style-name="LFO7" style:family="paragraph">
      <style:text-properties fo:font-size="12pt" style:font-size-asian="12pt" style:font-size-complex="12pt"/>
    </style:style>
    <style:style style:name="P98" style:parent-style-name="ListParagraph" style:list-style-name="LFO7" style:family="paragraph">
      <style:text-properties fo:font-size="12pt" style:font-size-asian="12pt" style:font-size-complex="12pt"/>
    </style:style>
    <style:style style:name="P99" style:parent-style-name="ListParagraph" style:list-style-name="LFO7" style:family="paragraph">
      <style:text-properties fo:font-size="12pt" style:font-size-asian="12pt" style:font-size-complex="12pt"/>
    </style:style>
    <style:style style:name="P100" style:parent-style-name="ListParagraph" style:list-style-name="LFO7" style:family="paragraph">
      <style:text-properties fo:font-size="12pt" style:font-size-asian="12pt" style:font-size-complex="12pt"/>
    </style:style>
    <style:style style:name="P101" style:parent-style-name="ListParagraph" style:list-style-name="LFO7" style:family="paragraph">
      <style:text-properties fo:font-size="12pt" style:font-size-asian="12pt" style:font-size-complex="12pt"/>
    </style:style>
    <style:style style:name="P102" style:parent-style-name="ListParagraph" style:list-style-name="LFO7" style:family="paragraph">
      <style:text-properties fo:font-size="12pt" style:font-size-asian="12pt" style:font-size-complex="12pt"/>
    </style:style>
    <style:style style:name="P103" style:parent-style-name="ListParagraph" style:list-style-name="LFO7" style:family="paragraph">
      <style:text-properties fo:font-size="12pt" style:font-size-asian="12pt" style:font-size-complex="12pt"/>
    </style:style>
    <style:style style:name="P104" style:parent-style-name="ListParagraph" style:list-style-name="LFO7" style:family="paragraph">
      <style:text-properties fo:font-size="12pt" style:font-size-asian="12pt" style:font-size-complex="12pt"/>
    </style:style>
    <style:style style:name="P105" style:parent-style-name="ListParagraph" style:list-style-name="LFO7" style:family="paragraph">
      <style:text-properties fo:font-size="12pt" style:font-size-asian="12pt" style:font-size-complex="12pt"/>
    </style:style>
    <style:style style:name="P106" style:parent-style-name="ListParagraph" style:list-style-name="LFO7" style:family="paragraph">
      <style:text-properties fo:font-size="12pt" style:font-size-asian="12pt" style:font-size-complex="12pt"/>
    </style:style>
    <style:style style:name="P107" style:parent-style-name="ListParagraph" style:list-style-name="LFO7" style:family="paragraph">
      <style:text-properties fo:font-size="12pt" style:font-size-asian="12pt" style:font-size-complex="12pt"/>
    </style:style>
    <style:style style:name="P108" style:parent-style-name="ListParagraph" style:list-style-name="LFO7" style:family="paragraph">
      <style:text-properties fo:font-size="12pt" style:font-size-asian="12pt" style:font-size-complex="12pt"/>
    </style:style>
    <style:style style:name="P109" style:parent-style-name="ListParagraph" style:list-style-name="LFO7" style:family="paragraph">
      <style:text-properties fo:font-size="12pt" style:font-size-asian="12pt" style:font-size-complex="12pt"/>
    </style:style>
    <style:style style:name="P110" style:parent-style-name="ListParagraph" style:list-style-name="LFO7" style:family="paragraph">
      <style:text-properties fo:font-size="12pt" style:font-size-asian="12pt" style:font-size-complex="12pt"/>
    </style:style>
    <style:style style:name="P111" style:parent-style-name="Normal" style:family="paragraph">
      <style:text-properties fo:font-weight="bold" style:font-weight-asian="bold" fo:font-size="12pt" style:font-size-asian="12pt" style:font-size-complex="12pt"/>
    </style:style>
    <style:style style:name="P112" style:parent-style-name="ListParagraph" style:list-style-name="LFO8" style:family="paragraph">
      <style:text-properties fo:font-size="12pt" style:font-size-asian="12pt" style:font-size-complex="12pt"/>
    </style:style>
    <style:style style:name="P113" style:parent-style-name="ListParagraph" style:list-style-name="LFO8" style:family="paragraph"/>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Normal" style:family="paragraph">
      <style:text-properties fo:font-weight="bold" style:font-weight-asian="bold" fo:font-size="12pt" style:font-size-asian="12pt" style:font-size-complex="12pt"/>
    </style:style>
    <style:style style:name="P117" style:parent-style-name="ListParagraph" style:list-style-name="LFO9" style:family="paragraph"/>
    <style:style style:name="P118" style:parent-style-name="ListParagraph" style:list-style-name="LFO9" style:family="paragraph"/>
    <style:style style:name="T119" style:parent-style-name="DefaultParagraphFont" style:family="text">
      <style:text-properties fo:font-style="italic" style:font-style-asian="italic"/>
    </style:style>
    <style:style style:name="P120" style:parent-style-name="ListParagraph" style:list-style-name="LFO9" style:family="paragraph"/>
    <style:style style:name="T121" style:parent-style-name="DefaultParagraphFont" style:family="text">
      <style:text-properties fo:font-style="italic" style:font-style-asian="italic"/>
    </style:style>
    <style:style style:name="P122" style:parent-style-name="ListParagraph" style:list-style-name="LFO9" style:family="paragraph"/>
    <style:style style:name="T123" style:parent-style-name="DefaultParagraphFont" style:family="text">
      <style:text-properties fo:font-style="italic" style:font-style-asian="italic"/>
    </style:style>
    <style:style style:name="T124" style:parent-style-name="DefaultParagraphFont" style:family="text">
      <style:text-properties fo:font-style="italic" style:font-style-asian="italic"/>
    </style:style>
    <style:style style:name="P125" style:parent-style-name="ListParagraph" style:list-style-name="LFO9" style:family="paragraph"/>
    <style:style style:name="T126" style:parent-style-name="DefaultParagraphFont" style:family="text">
      <style:text-properties fo:font-style="italic" style:font-style-asian="italic"/>
    </style:style>
    <style:style style:name="P127" style:parent-style-name="ListParagraph" style:list-style-name="LFO9" style:family="paragraph"/>
    <style:style style:name="P128" style:parent-style-name="ListParagraph" style:list-style-name="LFO9" style:family="paragraph"/>
    <style:style style:name="P129" style:parent-style-name="ListParagraph" style:list-style-name="LFO9" style:family="paragraph"/>
    <style:style style:name="P130" style:parent-style-name="ListParagraph" style:list-style-name="LFO9" style:family="paragraph"/>
    <style:style style:name="P131" style:parent-style-name="ListParagraph" style:list-style-name="LFO9" style:family="paragraph"/>
    <style:style style:name="P132" style:parent-style-name="Normal" style:family="paragraph">
      <style:text-properties fo:font-weight="bold" style:font-weight-asian="bold" fo:font-size="12pt" style:font-size-asian="12pt" style:font-size-complex="12pt"/>
    </style:style>
    <style:style style:name="P133" style:parent-style-name="Normal" style:family="paragraph">
      <style:text-properties fo:font-weight="bold" style:font-weight-asian="bold" fo:font-size="12pt" style:font-size-asian="12pt" style:font-size-complex="12pt"/>
    </style:style>
    <style:style style:name="P134" style:parent-style-name="Normal" style:family="paragraph">
      <style:text-properties fo:font-weight="bold" style:font-weight-asian="bold" fo:font-size="12pt" style:font-size-asian="12pt" style:font-size-complex="12pt"/>
    </style:style>
    <style:style style:name="P135" style:parent-style-name="ListParagraph" style:list-style-name="LFO10" style:family="paragraph">
      <style:text-properties fo:font-size="12pt" style:font-size-asian="12pt" style:font-size-complex="12pt"/>
    </style:style>
    <style:style style:name="P136" style:parent-style-name="ListParagraph" style:list-style-name="LFO10" style:family="paragraph">
      <style:text-properties fo:font-size="12pt" style:font-size-asian="12pt" style:font-size-complex="12pt"/>
    </style:style>
    <style:style style:name="P137" style:parent-style-name="ListParagraph" style:list-style-name="LFO10" style:family="paragraph">
      <style:text-properties fo:font-size="12pt" style:font-size-asian="12pt" style:font-size-complex="12pt"/>
    </style:style>
    <style:style style:name="P138" style:parent-style-name="ListParagraph" style:list-style-name="LFO10" style:family="paragraph">
      <style:text-properties fo:font-size="12pt" style:font-size-asian="12pt" style:font-size-complex="12pt"/>
    </style:style>
    <style:style style:name="P139" style:parent-style-name="ListParagraph" style:list-style-name="LFO10" style:family="paragraph">
      <style:text-properties fo:font-size="12pt" style:font-size-asian="12pt" style:font-size-complex="12pt"/>
    </style:style>
    <style:style style:name="P140" style:parent-style-name="ListParagraph" style:list-style-name="LFO10" style:family="paragraph">
      <style:text-properties fo:font-size="12pt" style:font-size-asian="12pt" style:font-size-complex="12pt"/>
    </style:style>
    <style:style style:name="P141" style:parent-style-name="ListParagraph" style:list-style-name="LFO10" style:family="paragraph">
      <style:text-properties fo:font-size="12pt" style:font-size-asian="12pt" style:font-size-complex="12pt"/>
    </style:style>
    <style:style style:name="P142" style:parent-style-name="ListParagraph" style:list-style-name="LFO10" style:family="paragraph">
      <style:text-properties fo:font-size="12pt" style:font-size-asian="12pt" style:font-size-complex="12pt"/>
    </style:style>
    <style:style style:name="P143" style:parent-style-name="ListParagraph" style:list-style-name="LFO10" style:family="paragraph">
      <style:text-properties fo:font-size="12pt" style:font-size-asian="12pt" style:font-size-complex="12pt"/>
    </style:style>
    <style:style style:name="P144" style:parent-style-name="ListParagraph" style:list-style-name="LFO10" style:family="paragraph">
      <style:text-properties fo:font-size="12pt" style:font-size-asian="12pt" style:font-size-complex="12pt"/>
    </style:style>
    <style:style style:name="P145" style:parent-style-name="ListParagraph" style:list-style-name="LFO10" style:family="paragraph">
      <style:text-properties fo:font-size="12pt" style:font-size-asian="12pt" style:font-size-complex="12pt"/>
    </style:style>
    <style:style style:name="P146" style:parent-style-name="ListParagraph" style:list-style-name="LFO10" style:family="paragraph">
      <style:text-properties fo:font-size="12pt" style:font-size-asian="12pt" style:font-size-complex="12pt"/>
    </style:style>
    <style:style style:name="P147" style:parent-style-name="ListParagraph" style:list-style-name="LFO10" style:family="paragraph">
      <style:text-properties fo:font-size="12pt" style:font-size-asian="12pt" style:font-size-complex="12pt"/>
    </style:style>
    <style:style style:name="P148" style:parent-style-name="ListParagraph" style:list-style-name="LFO10" style:family="paragraph">
      <style:text-properties fo:font-size="12pt" style:font-size-asian="12pt" style:font-size-complex="12pt"/>
    </style:style>
    <style:style style:name="P149" style:parent-style-name="ListParagraph" style:list-style-name="LFO10" style:family="paragraph">
      <style:text-properties fo:font-size="12pt" style:font-size-asian="12pt" style:font-size-complex="12pt"/>
    </style:style>
    <style:style style:name="P150" style:parent-style-name="ListParagraph" style:list-style-name="LFO10" style:family="paragraph">
      <style:text-properties fo:font-size="12pt" style:font-size-asian="12pt" style:font-size-complex="12pt"/>
    </style:style>
    <style:style style:name="P151" style:parent-style-name="ListParagraph" style:list-style-name="LFO10" style:family="paragraph">
      <style:text-properties fo:font-size="12pt" style:font-size-asian="12pt" style:font-size-complex="12pt"/>
    </style:style>
    <style:style style:name="P152" style:parent-style-name="ListParagraph" style:list-style-name="LFO10" style:family="paragraph">
      <style:text-properties fo:font-size="12pt" style:font-size-asian="12pt" style:font-size-complex="12pt"/>
    </style:style>
    <style:style style:name="P153" style:parent-style-name="ListParagraph" style:list-style-name="LFO10" style:family="paragraph">
      <style:text-properties fo:font-size="12pt" style:font-size-asian="12pt" style:font-size-complex="12pt"/>
    </style:style>
    <style:style style:name="P154" style:parent-style-name="Normal" style:family="paragraph">
      <style:text-properties fo:font-weight="bold" style:font-weight-asian="bold" fo:font-size="12pt" style:font-size-asian="12pt" style:font-size-complex="12pt"/>
    </style:style>
    <style:style style:name="P155" style:parent-style-name="ListParagraph" style:list-style-name="LFO11" style:family="paragraph"/>
    <style:style style:name="T156" style:parent-style-name="DefaultParagraphFont" style:family="text">
      <style:text-properties fo:font-size="12pt" style:font-size-asian="12pt" style:font-size-complex="12pt"/>
    </style:style>
    <style:style style:name="P157" style:parent-style-name="ListParagraph" style:list-style-name="LFO11" style:family="paragraph"/>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P160" style:parent-style-name="ListParagraph" style:list-style-name="LFO11" style:family="paragraph"/>
    <style:style style:name="T161" style:parent-style-name="DefaultParagraphFont" style:family="text">
      <style:text-properties fo:font-style="italic" style:font-style-asian="italic" fo:font-size="12pt" style:font-size-asian="12pt" style:font-size-complex="12pt"/>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P164" style:parent-style-name="ListParagraph" style:list-style-name="LFO11" style:family="paragraph"/>
    <style:style style:name="T165" style:parent-style-name="DefaultParagraphFont" style:family="text">
      <style:text-properties fo:font-style="italic" style:font-style-asian="italic" fo:font-size="12pt" style:font-size-asian="12pt" style:font-size-complex="12pt"/>
    </style:style>
    <style:style style:name="T166" style:parent-style-name="DefaultParagraphFont" style:family="text">
      <style:text-properties fo:font-weight="bold" style:font-weight-asian="bold"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P169" style:parent-style-name="ListParagraph" style:list-style-name="LFO11" style:family="paragraph">
      <style:text-properties fo:font-size="12pt" style:font-size-asian="12pt" style:font-size-complex="12pt"/>
    </style:style>
    <style:style style:name="P170" style:parent-style-name="ListParagraph" style:list-style-name="LFO11" style:family="paragraph">
      <style:text-properties fo:font-size="12pt" style:font-size-asian="12pt" style:font-size-complex="12pt"/>
    </style:style>
    <style:style style:name="P171" style:parent-style-name="Normal" style:family="paragraph">
      <style:text-properties fo:font-weight="bold" style:font-weight-asian="bold" fo:font-size="12pt" style:font-size-asian="12pt" style:font-size-complex="12pt"/>
    </style:style>
    <style:style style:name="P172" style:parent-style-name="ListParagraph" style:list-style-name="LFO12" style:family="paragraph">
      <style:text-properties fo:font-size="12pt" style:font-size-asian="12pt" style:font-size-complex="12pt"/>
    </style:style>
    <style:style style:name="P173" style:parent-style-name="ListParagraph" style:list-style-name="LFO12" style:family="paragraph">
      <style:text-properties fo:font-size="12pt" style:font-size-asian="12pt" style:font-size-complex="12pt"/>
    </style:style>
    <style:style style:name="P174" style:parent-style-name="ListParagraph" style:list-style-name="LFO12" style:family="paragraph">
      <style:text-properties fo:font-size="12pt" style:font-size-asian="12pt" style:font-size-complex="12pt"/>
    </style:style>
    <style:style style:name="P175" style:parent-style-name="ListParagraph" style:list-style-name="LFO12" style:family="paragraph">
      <style:text-properties fo:font-size="12pt" style:font-size-asian="12pt" style:font-size-complex="12pt"/>
    </style:style>
    <style:style style:name="P176" style:parent-style-name="ListParagraph" style:list-style-name="LFO12" style:family="paragraph">
      <style:text-properties fo:font-size="12pt" style:font-size-asian="12pt" style:font-size-complex="12pt"/>
    </style:style>
    <style:style style:name="P177" style:parent-style-name="ListParagraph" style:list-style-name="LFO12" style:family="paragraph">
      <style:text-properties fo:font-size="12pt" style:font-size-asian="12pt" style:font-size-complex="12pt"/>
    </style:style>
    <style:style style:name="P178" style:parent-style-name="ListParagraph" style:list-style-name="LFO12" style:family="paragraph">
      <style:text-properties fo:font-size="12pt" style:font-size-asian="12pt" style:font-size-complex="12pt"/>
    </style:style>
    <style:style style:name="P179" style:parent-style-name="Normal" style:family="paragraph">
      <style:text-properties fo:font-weight="bold" style:font-weight-asian="bold" fo:font-size="12pt" style:font-size-asian="12pt" style:font-size-complex="12pt"/>
    </style:style>
    <style:style style:name="P180" style:parent-style-name="ListParagraph" style:list-style-name="LFO13" style:family="paragraph">
      <style:text-properties fo:font-size="12pt" style:font-size-asian="12pt" style:font-size-complex="12pt"/>
    </style:style>
    <style:style style:name="P181" style:parent-style-name="ListParagraph" style:list-style-name="LFO13" style:family="paragraph">
      <style:text-properties fo:font-size="12pt" style:font-size-asian="12pt" style:font-size-complex="12pt"/>
    </style:style>
    <style:style style:name="P182" style:parent-style-name="ListParagraph" style:list-style-name="LFO13" style:family="paragraph">
      <style:text-properties fo:font-size="12pt" style:font-size-asian="12pt" style:font-size-complex="12pt"/>
    </style:style>
    <style:style style:name="P183" style:parent-style-name="ListParagraph" style:list-style-name="LFO13" style:family="paragraph">
      <style:text-properties fo:font-size="12pt" style:font-size-asian="12pt" style:font-size-complex="12pt"/>
    </style:style>
    <style:style style:name="P184" style:parent-style-name="ListParagraph" style:list-style-name="LFO13" style:family="paragraph">
      <style:text-properties fo:font-size="12pt" style:font-size-asian="12pt" style:font-size-complex="12pt"/>
    </style:style>
    <style:style style:name="P185" style:parent-style-name="ListParagraph" style:list-style-name="LFO13" style:family="paragraph">
      <style:text-properties fo:font-size="12pt" style:font-size-asian="12pt" style:font-size-complex="12pt"/>
    </style:style>
    <style:style style:name="P186" style:parent-style-name="ListParagraph" style:list-style-name="LFO13" style:family="paragraph">
      <style:text-properties fo:font-size="12pt" style:font-size-asian="12pt" style:font-size-complex="12pt"/>
    </style:style>
    <style:style style:name="P187" style:parent-style-name="ListParagraph" style:list-style-name="LFO13" style:family="paragraph">
      <style:text-properties fo:font-size="12pt" style:font-size-asian="12pt" style:font-size-complex="12pt"/>
    </style:style>
    <style:style style:name="P188" style:parent-style-name="ListParagraph" style:list-style-name="LFO13" style:family="paragraph">
      <style:text-properties fo:font-size="12pt" style:font-size-asian="12pt" style:font-size-complex="12pt"/>
    </style:style>
    <style:style style:name="P189" style:parent-style-name="ListParagraph" style:list-style-name="LFO13" style:family="paragraph">
      <style:text-properties fo:font-size="12pt" style:font-size-asian="12pt" style:font-size-complex="12pt"/>
    </style:style>
    <style:style style:name="P190" style:parent-style-name="ListParagraph" style:list-style-name="LFO13" style:family="paragraph">
      <style:text-properties fo:font-size="12pt" style:font-size-asian="12pt" style:font-size-complex="12pt"/>
    </style:style>
    <style:style style:name="P191" style:parent-style-name="ListParagraph" style:list-style-name="LFO13" style:family="paragraph">
      <style:text-properties fo:font-size="12pt" style:font-size-asian="12pt" style:font-size-complex="12pt"/>
    </style:style>
    <style:style style:name="P192" style:parent-style-name="Normal" style:family="paragraph">
      <style:text-properties fo:font-weight="bold" style:font-weight-asian="bold" fo:font-size="12pt" style:font-size-asian="12pt" style:font-size-complex="12pt"/>
    </style:style>
    <style:style style:name="P193" style:parent-style-name="ListParagraph" style:list-style-name="LFO14" style:family="paragraph"/>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P196" style:parent-style-name="ListParagraph" style:list-style-name="LFO14" style:family="paragraph"/>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P199" style:parent-style-name="ListParagraph" style:list-style-name="LFO14" style:family="paragraph"/>
    <style:style style:name="T200" style:parent-style-name="DefaultParagraphFont" style:family="text">
      <style:text-properties fo:font-size="12pt" style:font-size-asian="12pt" style:font-size-complex="12pt"/>
    </style:style>
    <style:style style:name="P201" style:parent-style-name="ListParagraph" style:list-style-name="LFO14" style:family="paragraph"/>
    <style:style style:name="T202" style:parent-style-name="DefaultParagraphFont" style:family="text">
      <style:text-properties fo:font-size="12pt" style:font-size-asian="12pt" style:font-size-complex="12pt"/>
    </style:style>
    <style:style style:name="P203" style:parent-style-name="ListParagraph" style:list-style-name="LFO14" style:family="paragraph"/>
    <style:style style:name="T204" style:parent-style-name="DefaultParagraphFont" style:family="text">
      <style:text-properties fo:font-size="12pt" style:font-size-asian="12pt" style:font-size-complex="12pt"/>
    </style:style>
    <style:style style:name="P205" style:parent-style-name="ListParagraph" style:list-style-name="LFO14" style:family="paragraph"/>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P208" style:parent-style-name="ListParagraph" style:list-style-name="LFO14" style:family="paragraph"/>
    <style:style style:name="T209" style:parent-style-name="DefaultParagraphFont" style:family="text">
      <style:text-properties fo:font-size="12pt" style:font-size-asian="12pt" style:font-size-complex="12pt"/>
    </style:style>
    <style:style style:name="P210" style:parent-style-name="ListParagraph" style:list-style-name="LFO14" style:family="paragraph"/>
    <style:style style:name="T211" style:parent-style-name="DefaultParagraphFont" style:family="text">
      <style:text-properties fo:font-size="12pt" style:font-size-asian="12pt" style:font-size-complex="12pt"/>
    </style:style>
    <style:style style:name="P212" style:parent-style-name="ListParagraph" style:list-style-name="LFO14" style:family="paragraph"/>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P215" style:parent-style-name="ListParagraph" style:list-style-name="LFO14" style:family="paragraph"/>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P218" style:parent-style-name="ListParagraph" style:list-style-name="LFO14" style:family="paragraph"/>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style:style>
    <style:style style:name="P221" style:parent-style-name="ListParagraph" style:list-style-name="LFO14" style:family="paragraph"/>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ize="12pt" style:font-size-asian="12pt" style:font-size-complex="12pt"/>
    </style:style>
    <style:style style:name="P224" style:parent-style-name="Normal" style:family="paragraph">
      <style:text-properties fo:font-weight="bold" style:font-weight-asian="bold"/>
    </style:style>
    <style:style style:name="P225" style:parent-style-name="Normal" style:family="paragraph">
      <style:text-properties fo:font-weight="bold" style:font-weight-asian="bold" fo:font-size="16pt" style:font-size-asian="16pt" style:font-size-complex="16pt"/>
    </style:style>
    <style:style style:name="P226" style:parent-style-name="Normal" style:family="paragraph">
      <style:text-properties fo:font-weight="bold" style:font-weight-asian="bold" fo:font-size="14pt" style:font-size-asian="14pt" style:font-size-complex="14pt"/>
    </style:style>
    <style:style style:name="P227" style:parent-style-name="Normal" style:family="paragraph">
      <style:text-properties fo:font-weight="bold" style:font-weight-asian="bold" fo:font-size="14pt" style:font-size-asian="14pt" style:font-size-complex="14pt"/>
    </style:style>
    <style:style style:name="P228" style:parent-style-name="Normal" style:family="paragraph">
      <style:text-properties fo:font-weight="bold" style:font-weight-asian="bold" fo:font-size="12pt" style:font-size-asian="12pt" style:font-size-complex="12pt"/>
    </style:style>
    <style:style style:name="P229" style:parent-style-name="ListParagraph" style:list-style-name="LFO15" style:family="paragraph">
      <style:text-properties fo:font-size="12pt" style:font-size-asian="12pt" style:font-size-complex="12pt"/>
    </style:style>
    <style:style style:name="P230" style:parent-style-name="Normal" style:family="paragraph">
      <style:text-properties fo:font-weight="bold" style:font-weight-asian="bold" fo:font-size="12pt" style:font-size-asian="12pt" style:font-size-complex="12pt"/>
    </style:style>
    <style:style style:name="P231" style:parent-style-name="ListParagraph" style:list-style-name="LFO15" style:family="paragraph">
      <style:text-properties fo:font-size="12pt" style:font-size-asian="12pt" style:font-size-complex="12pt"/>
    </style:style>
    <style:style style:name="P232" style:parent-style-name="ListParagraph" style:list-style-name="LFO15" style:family="paragraph">
      <style:text-properties fo:font-size="12pt" style:font-size-asian="12pt" style:font-size-complex="12pt"/>
    </style:style>
    <style:style style:name="P233" style:parent-style-name="ListParagraph" style:list-style-name="LFO15" style:family="paragraph">
      <style:text-properties fo:font-size="12pt" style:font-size-asian="12pt" style:font-size-complex="12pt"/>
    </style:style>
    <style:style style:name="P234" style:parent-style-name="Normal" style:family="paragraph">
      <style:text-properties fo:font-weight="bold" style:font-weight-asian="bold" fo:font-size="12pt" style:font-size-asian="12pt" style:font-size-complex="12pt"/>
    </style:style>
    <style:style style:name="P235" style:parent-style-name="ListParagraph" style:list-style-name="LFO16" style:family="paragraph">
      <style:text-properties fo:font-size="12pt" style:font-size-asian="12pt" style:font-size-complex="12pt"/>
    </style:style>
    <style:style style:name="P236" style:parent-style-name="ListParagraph" style:list-style-name="LFO16" style:family="paragraph">
      <style:text-properties fo:font-size="12pt" style:font-size-asian="12pt" style:font-size-complex="12pt"/>
    </style:style>
    <style:style style:name="P237" style:parent-style-name="ListParagraph" style:list-style-name="LFO16" style:family="paragraph">
      <style:text-properties fo:font-size="12pt" style:font-size-asian="12pt" style:font-size-complex="12pt"/>
    </style:style>
    <style:style style:name="P238" style:parent-style-name="Normal" style:family="paragraph">
      <style:text-properties fo:font-weight="bold" style:font-weight-asian="bold" fo:font-size="12pt" style:font-size-asian="12pt" style:font-size-complex="12pt"/>
    </style:style>
    <style:style style:name="P239" style:parent-style-name="ListParagraph" style:list-style-name="LFO17" style:family="paragraph">
      <style:text-properties fo:font-size="12pt" style:font-size-asian="12pt" style:font-size-complex="12pt"/>
    </style:style>
    <style:style style:name="P240" style:parent-style-name="ListParagraph" style:list-style-name="LFO17" style:family="paragraph">
      <style:text-properties fo:font-size="12pt" style:font-size-asian="12pt" style:font-size-complex="12pt"/>
    </style:style>
    <style:style style:name="P241" style:parent-style-name="Normal" style:family="paragraph">
      <style:text-properties fo:font-weight="bold" style:font-weight-asian="bold" fo:font-size="12pt" style:font-size-asian="12pt" style:font-size-complex="12pt"/>
    </style:style>
    <style:style style:name="P242" style:parent-style-name="ListParagraph" style:list-style-name="LFO18" style:family="paragraph">
      <style:text-properties fo:font-size="12pt" style:font-size-asian="12pt" style:font-size-complex="12pt"/>
    </style:style>
    <style:style style:name="P243" style:parent-style-name="ListParagraph" style:list-style-name="LFO18" style:family="paragraph">
      <style:text-properties fo:font-size="12pt" style:font-size-asian="12pt" style:font-size-complex="12pt"/>
    </style:style>
    <style:style style:name="P244" style:parent-style-name="ListParagraph" style:list-style-name="LFO18" style:family="paragraph">
      <style:text-properties fo:font-size="12pt" style:font-size-asian="12pt" style:font-size-complex="12pt"/>
    </style:style>
    <style:style style:name="P245" style:parent-style-name="ListParagraph" style:list-style-name="LFO18" style:family="paragraph">
      <style:text-properties fo:font-size="12pt" style:font-size-asian="12pt" style:font-size-complex="12pt"/>
    </style:style>
    <style:style style:name="P246" style:parent-style-name="ListParagraph" style:list-style-name="LFO18" style:family="paragraph">
      <style:text-properties fo:font-size="12pt" style:font-size-asian="12pt" style:font-size-complex="12pt"/>
    </style:style>
    <style:style style:name="P247" style:parent-style-name="ListParagraph" style:list-style-name="LFO18" style:family="paragraph">
      <style:text-properties fo:font-size="12pt" style:font-size-asian="12pt" style:font-size-complex="12pt"/>
    </style:style>
    <style:style style:name="P248" style:parent-style-name="ListParagraph" style:list-style-name="LFO18" style:family="paragraph">
      <style:text-properties fo:font-size="12pt" style:font-size-asian="12pt" style:font-size-complex="12pt"/>
    </style:style>
    <style:style style:name="P249" style:parent-style-name="ListParagraph" style:list-style-name="LFO18" style:family="paragraph">
      <style:text-properties fo:font-size="12pt" style:font-size-asian="12pt" style:font-size-complex="12pt"/>
    </style:style>
    <style:style style:name="P250" style:parent-style-name="ListParagraph" style:list-style-name="LFO18" style:family="paragraph">
      <style:text-properties fo:font-size="12pt" style:font-size-asian="12pt" style:font-size-complex="12pt"/>
    </style:style>
    <style:style style:name="P251" style:parent-style-name="ListParagraph" style:list-style-name="LFO18" style:family="paragraph">
      <style:text-properties fo:font-size="12pt" style:font-size-asian="12pt" style:font-size-complex="12pt"/>
    </style:style>
    <style:style style:name="P252" style:parent-style-name="Normal" style:family="paragraph">
      <style:text-properties fo:font-weight="bold" style:font-weight-asian="bold" fo:font-size="12pt" style:font-size-asian="12pt" style:font-size-complex="12pt"/>
    </style:style>
    <style:style style:name="P253" style:parent-style-name="ListParagraph" style:list-style-name="LFO19" style:family="paragraph">
      <style:text-properties fo:font-size="12pt" style:font-size-asian="12pt" style:font-size-complex="12pt"/>
    </style:style>
    <style:style style:name="P254" style:parent-style-name="ListParagraph" style:list-style-name="LFO19" style:family="paragraph">
      <style:text-properties fo:font-size="12pt" style:font-size-asian="12pt" style:font-size-complex="12pt"/>
    </style:style>
    <style:style style:name="P255" style:parent-style-name="ListParagraph" style:list-style-name="LFO19" style:family="paragraph">
      <style:text-properties fo:font-size="12pt" style:font-size-asian="12pt" style:font-size-complex="12pt"/>
    </style:style>
    <style:style style:name="P256" style:parent-style-name="Normal" style:family="paragraph">
      <style:text-properties fo:font-weight="bold" style:font-weight-asian="bold" fo:font-size="12pt" style:font-size-asian="12pt" style:font-size-complex="12pt"/>
    </style:style>
    <style:style style:name="P257" style:parent-style-name="ListParagraph" style:list-style-name="LFO20" style:family="paragraph">
      <style:text-properties fo:font-size="12pt" style:font-size-asian="12pt" style:font-size-complex="12pt"/>
    </style:style>
    <style:style style:name="P258" style:parent-style-name="ListParagraph" style:list-style-name="LFO20" style:family="paragraph">
      <style:text-properties fo:font-size="12pt" style:font-size-asian="12pt" style:font-size-complex="12pt"/>
    </style:style>
    <style:style style:name="P259" style:parent-style-name="ListParagraph" style:list-style-name="LFO20" style:family="paragraph">
      <style:text-properties fo:font-size="12pt" style:font-size-asian="12pt" style:font-size-complex="12pt"/>
    </style:style>
    <style:style style:name="P260" style:parent-style-name="Normal" style:family="paragraph">
      <style:text-properties fo:font-weight="bold" style:font-weight-asian="bold" fo:font-size="12pt" style:font-size-asian="12pt" style:font-size-complex="12pt"/>
    </style:style>
    <style:style style:name="P261" style:parent-style-name="ListParagraph" style:list-style-name="LFO21" style:family="paragraph">
      <style:text-properties fo:font-size="12pt" style:font-size-asian="12pt" style:font-size-complex="12pt"/>
    </style:style>
    <style:style style:name="P262" style:parent-style-name="ListParagraph" style:list-style-name="LFO21" style:family="paragraph">
      <style:text-properties fo:font-size="12pt" style:font-size-asian="12pt" style:font-size-complex="12pt"/>
    </style:style>
    <style:style style:name="P263" style:parent-style-name="ListParagraph" style:list-style-name="LFO21" style:family="paragraph">
      <style:text-properties fo:font-size="12pt" style:font-size-asian="12pt" style:font-size-complex="12pt"/>
    </style:style>
    <style:style style:name="P264" style:parent-style-name="ListParagraph" style:list-style-name="LFO21" style:family="paragraph">
      <style:text-properties fo:font-size="12pt" style:font-size-asian="12pt" style:font-size-complex="12pt"/>
    </style:style>
    <style:style style:name="P265" style:parent-style-name="ListParagraph" style:list-style-name="LFO21" style:family="paragraph">
      <style:text-properties fo:font-size="12pt" style:font-size-asian="12pt" style:font-size-complex="12pt"/>
    </style:style>
    <style:style style:name="P266" style:parent-style-name="Normal" style:family="paragraph">
      <style:text-properties fo:font-size="14pt" style:font-size-asian="14pt" style:font-size-complex="14pt"/>
    </style:style>
    <style:style style:name="P267" style:parent-style-name="Normal" style:family="paragraph">
      <style:text-properties fo:font-weight="bold" style:font-weight-asian="bold" fo:font-size="14pt" style:font-size-asian="14pt" style:font-size-complex="14pt"/>
    </style:style>
    <style:style style:name="P268" style:parent-style-name="ListParagraph" style:family="paragraph">
      <style:text-properties fo:font-weight="bold" style:font-weight-asian="bold" fo:font-size="12pt" style:font-size-asian="12pt" style:font-size-complex="12pt"/>
    </style:style>
    <style:style style:name="P269" style:parent-style-name="ListParagraph" style:list-style-name="LFO22" style:family="paragraph">
      <style:text-properties fo:font-size="12pt" style:font-size-asian="12pt" style:font-size-complex="12pt"/>
    </style:style>
    <style:style style:name="P270" style:parent-style-name="ListParagraph" style:list-style-name="LFO22" style:family="paragraph">
      <style:text-properties fo:font-size="12pt" style:font-size-asian="12pt" style:font-size-complex="12pt"/>
    </style:style>
    <style:style style:name="P271" style:parent-style-name="ListParagraph" style:list-style-name="LFO22" style:family="paragraph">
      <style:text-properties fo:font-size="12pt" style:font-size-asian="12pt" style:font-size-complex="12pt"/>
    </style:style>
    <style:style style:name="P272" style:parent-style-name="ListParagraph" style:list-style-name="LFO22" style:family="paragraph">
      <style:text-properties fo:font-size="12pt" style:font-size-asian="12pt" style:font-size-complex="12pt"/>
    </style:style>
    <style:style style:name="P273" style:parent-style-name="ListParagraph" style:list-style-name="LFO22" style:family="paragraph">
      <style:text-properties fo:font-size="12pt" style:font-size-asian="12pt" style:font-size-complex="12pt"/>
    </style:style>
    <style:style style:name="P274" style:parent-style-name="ListParagraph" style:list-style-name="LFO22" style:family="paragraph">
      <style:text-properties fo:font-size="12pt" style:font-size-asian="12pt" style:font-size-complex="12pt"/>
    </style:style>
    <style:style style:name="P275" style:parent-style-name="ListParagraph" style:list-style-name="LFO22" style:family="paragraph">
      <style:text-properties fo:font-size="12pt" style:font-size-asian="12pt" style:font-size-complex="12pt"/>
    </style:style>
    <style:style style:name="P276" style:parent-style-name="ListParagraph" style:list-style-name="LFO22" style:family="paragraph">
      <style:text-properties fo:font-size="12pt" style:font-size-asian="12pt" style:font-size-complex="12pt"/>
    </style:style>
    <style:style style:name="P277" style:parent-style-name="ListParagraph" style:list-style-name="LFO22" style:family="paragraph">
      <style:text-properties fo:font-size="12pt" style:font-size-asian="12pt" style:font-size-complex="12pt"/>
    </style:style>
    <style:style style:name="P278" style:parent-style-name="ListParagraph" style:list-style-name="LFO22" style:family="paragraph">
      <style:text-properties fo:font-size="12pt" style:font-size-asian="12pt" style:font-size-complex="12pt"/>
    </style:style>
    <style:style style:name="P279" style:parent-style-name="ListParagraph" style:list-style-name="LFO22" style:family="paragraph">
      <style:text-properties fo:font-size="12pt" style:font-size-asian="12pt" style:font-size-complex="12pt"/>
    </style:style>
    <style:style style:name="P280" style:parent-style-name="ListParagraph" style:list-style-name="LFO22" style:family="paragraph">
      <style:text-properties fo:font-size="12pt" style:font-size-asian="12pt" style:font-size-complex="12pt"/>
    </style:style>
    <style:style style:name="P281" style:parent-style-name="ListParagraph" style:list-style-name="LFO22" style:family="paragraph">
      <style:text-properties fo:font-size="12pt" style:font-size-asian="12pt" style:font-size-complex="12pt"/>
    </style:style>
    <style:style style:name="P282" style:parent-style-name="Normal" style:family="paragraph">
      <style:text-properties fo:font-weight="bold" style:font-weight-asian="bold" fo:font-size="12pt" style:font-size-asian="12pt" style:font-size-complex="12pt"/>
    </style:style>
    <style:style style:name="P283" style:parent-style-name="ListParagraph" style:list-style-name="LFO23" style:family="paragraph">
      <style:text-properties fo:font-size="12pt" style:font-size-asian="12pt" style:font-size-complex="12pt"/>
    </style:style>
    <style:style style:name="P284" style:parent-style-name="ListParagraph" style:list-style-name="LFO23" style:family="paragraph">
      <style:text-properties fo:font-size="12pt" style:font-size-asian="12pt" style:font-size-complex="12pt"/>
    </style:style>
    <style:style style:name="P285" style:parent-style-name="ListParagraph" style:list-style-name="LFO23" style:family="paragraph">
      <style:text-properties fo:font-size="12pt" style:font-size-asian="12pt" style:font-size-complex="12pt"/>
    </style:style>
    <style:style style:name="P286" style:parent-style-name="ListParagraph" style:list-style-name="LFO23" style:family="paragraph">
      <style:text-properties fo:font-size="12pt" style:font-size-asian="12pt" style:font-size-complex="12pt"/>
    </style:style>
    <style:style style:name="P287" style:parent-style-name="ListParagraph" style:list-style-name="LFO23" style:family="paragraph">
      <style:text-properties fo:font-size="12pt" style:font-size-asian="12pt" style:font-size-complex="12pt"/>
    </style:style>
    <style:style style:name="P288" style:parent-style-name="ListParagraph" style:list-style-name="LFO23" style:family="paragraph">
      <style:text-properties fo:font-size="12pt" style:font-size-asian="12pt" style:font-size-complex="12pt"/>
    </style:style>
    <style:style style:name="P289" style:parent-style-name="ListParagraph" style:list-style-name="LFO23" style:family="paragraph">
      <style:text-properties fo:font-size="12pt" style:font-size-asian="12pt" style:font-size-complex="12pt"/>
    </style:style>
    <style:style style:name="P290" style:parent-style-name="Normal" style:family="paragraph">
      <style:text-properties fo:font-weight="bold" style:font-weight-asian="bold" fo:font-size="12pt" style:font-size-asian="12pt" style:font-size-complex="12pt"/>
    </style:style>
    <style:style style:name="P291" style:parent-style-name="ListParagraph" style:list-style-name="LFO24" style:family="paragraph">
      <style:text-properties fo:font-size="12pt" style:font-size-asian="12pt" style:font-size-complex="12pt"/>
    </style:style>
    <style:style style:name="P292" style:parent-style-name="ListParagraph" style:list-style-name="LFO24" style:family="paragraph">
      <style:text-properties fo:font-size="12pt" style:font-size-asian="12pt" style:font-size-complex="12pt"/>
    </style:style>
    <style:style style:name="P293" style:parent-style-name="ListParagraph" style:list-style-name="LFO24" style:family="paragraph">
      <style:text-properties fo:font-size="12pt" style:font-size-asian="12pt" style:font-size-complex="12pt"/>
    </style:style>
    <style:style style:name="P294" style:parent-style-name="ListParagraph" style:list-style-name="LFO24" style:family="paragraph">
      <style:text-properties fo:font-size="12pt" style:font-size-asian="12pt" style:font-size-complex="12pt"/>
    </style:style>
    <style:style style:name="P295" style:parent-style-name="ListParagraph" style:list-style-name="LFO24" style:family="paragraph">
      <style:text-properties fo:font-size="12pt" style:font-size-asian="12pt" style:font-size-complex="12pt"/>
    </style:style>
    <style:style style:name="P296" style:parent-style-name="ListParagraph" style:list-style-name="LFO24" style:family="paragraph">
      <style:text-properties fo:font-size="12pt" style:font-size-asian="12pt" style:font-size-complex="12pt"/>
    </style:style>
    <style:style style:name="P297" style:parent-style-name="Normal" style:family="paragraph">
      <style:text-properties fo:font-size="12pt" style:font-size-asian="12pt" style:font-size-complex="12pt"/>
    </style:style>
    <style:style style:name="P298" style:parent-style-name="Normal" style:family="paragraph">
      <style:text-properties fo:font-weight="bold" style:font-weight-asian="bold" fo:font-size="14pt" style:font-size-asian="14pt" style:font-size-complex="14pt"/>
    </style:style>
    <style:style style:name="P299" style:parent-style-name="Normal" style:family="paragraph">
      <style:text-properties fo:font-weight="bold" style:font-weight-asian="bold" fo:font-size="12pt" style:font-size-asian="12pt" style:font-size-complex="12pt"/>
    </style:style>
    <style:style style:name="P300" style:parent-style-name="ListParagraph" style:list-style-name="LFO25" style:family="paragraph">
      <style:text-properties fo:font-size="12pt" style:font-size-asian="12pt" style:font-size-complex="12pt"/>
    </style:style>
    <style:style style:name="P301" style:parent-style-name="ListParagraph" style:list-style-name="LFO25" style:family="paragraph">
      <style:text-properties fo:font-size="12pt" style:font-size-asian="12pt" style:font-size-complex="12pt"/>
    </style:style>
    <style:style style:name="P302" style:parent-style-name="ListParagraph" style:list-style-name="LFO25" style:family="paragraph">
      <style:text-properties fo:font-size="12pt" style:font-size-asian="12pt" style:font-size-complex="12pt"/>
    </style:style>
    <style:style style:name="P303" style:parent-style-name="ListParagraph" style:list-style-name="LFO25" style:family="paragraph">
      <style:text-properties fo:font-size="12pt" style:font-size-asian="12pt" style:font-size-complex="12pt"/>
    </style:style>
    <style:style style:name="P304" style:parent-style-name="ListParagraph" style:list-style-name="LFO25" style:family="paragraph">
      <style:text-properties fo:font-size="12pt" style:font-size-asian="12pt" style:font-size-complex="12pt"/>
    </style:style>
    <style:style style:name="P305" style:parent-style-name="ListParagraph" style:list-style-name="LFO25" style:family="paragraph">
      <style:text-properties fo:font-size="12pt" style:font-size-asian="12pt" style:font-size-complex="12pt"/>
    </style:style>
    <style:style style:name="P306" style:parent-style-name="ListParagraph" style:list-style-name="LFO25" style:family="paragraph">
      <style:text-properties fo:font-size="12pt" style:font-size-asian="12pt" style:font-size-complex="12pt"/>
    </style:style>
    <style:style style:name="P307" style:parent-style-name="ListParagraph" style:list-style-name="LFO25" style:family="paragraph">
      <style:text-properties fo:font-size="12pt" style:font-size-asian="12pt" style:font-size-complex="12pt"/>
    </style:style>
    <style:style style:name="P308" style:parent-style-name="ListParagraph" style:list-style-name="LFO25" style:family="paragraph">
      <style:text-properties fo:font-size="12pt" style:font-size-asian="12pt" style:font-size-complex="12pt"/>
    </style:style>
    <style:style style:name="P309" style:parent-style-name="Normal" style:family="paragraph">
      <style:text-properties fo:font-weight="bold" style:font-weight-asian="bold" fo:font-size="12pt" style:font-size-asian="12pt" style:font-size-complex="12pt"/>
    </style:style>
    <style:style style:name="P310" style:parent-style-name="ListParagraph" style:list-style-name="LFO26" style:family="paragraph">
      <style:text-properties fo:font-size="12pt" style:font-size-asian="12pt" style:font-size-complex="12pt"/>
    </style:style>
    <style:style style:name="P311" style:parent-style-name="ListParagraph" style:list-style-name="LFO26" style:family="paragraph">
      <style:text-properties fo:font-size="12pt" style:font-size-asian="12pt" style:font-size-complex="12pt"/>
    </style:style>
    <style:style style:name="P312" style:parent-style-name="ListParagraph" style:list-style-name="LFO26" style:family="paragraph">
      <style:text-properties fo:font-size="12pt" style:font-size-asian="12pt" style:font-size-complex="12pt"/>
    </style:style>
    <style:style style:name="P313" style:parent-style-name="ListParagraph" style:list-style-name="LFO26" style:family="paragraph">
      <style:text-properties fo:font-size="12pt" style:font-size-asian="12pt" style:font-size-complex="12pt"/>
    </style:style>
    <style:style style:name="P314" style:parent-style-name="ListParagraph" style:list-style-name="LFO26" style:family="paragraph">
      <style:text-properties fo:font-size="12pt" style:font-size-asian="12pt" style:font-size-complex="12pt"/>
    </style:style>
    <style:style style:name="P315" style:parent-style-name="ListParagraph" style:list-style-name="LFO26" style:family="paragraph">
      <style:text-properties fo:font-size="12pt" style:font-size-asian="12pt" style:font-size-complex="12pt"/>
    </style:style>
    <style:style style:name="P316" style:parent-style-name="Normal" style:family="paragraph">
      <style:text-properties fo:font-weight="bold" style:font-weight-asian="bold" fo:font-size="12pt" style:font-size-asian="12pt" style:font-size-complex="12pt"/>
    </style:style>
    <style:style style:name="P317" style:parent-style-name="ListParagraph" style:family="paragraph">
      <style:text-properties fo:font-weight="bold" style:font-weight-asian="bold" fo:font-size="12pt" style:font-size-asian="12pt" style:font-size-complex="12pt"/>
    </style:style>
    <style:style style:name="P318" style:parent-style-name="ListParagraph" style:list-style-name="LFO27" style:family="paragraph"/>
    <style:style style:name="T319" style:parent-style-name="DefaultParagraphFont" style:family="text">
      <style:text-properties fo:font-size="12pt" style:font-size-asian="12pt" style:font-size-complex="12pt"/>
    </style:style>
    <style:style style:name="T320" style:parent-style-name="DefaultParagraphFont" style:family="text">
      <style:text-properties fo:font-size="12pt" style:font-size-asian="12pt" style:font-size-complex="12pt"/>
    </style:style>
    <style:style style:name="P321" style:parent-style-name="ListParagraph" style:list-style-name="LFO27" style:family="paragraph"/>
    <style:style style:name="T322" style:parent-style-name="DefaultParagraphFont" style:family="text">
      <style:text-properties fo:font-size="12pt" style:font-size-asian="12pt" style:font-size-complex="12pt"/>
    </style:style>
    <style:style style:name="P323" style:parent-style-name="ListParagraph" style:list-style-name="LFO27" style:family="paragraph"/>
    <style:style style:name="T324" style:parent-style-name="DefaultParagraphFont" style:family="text">
      <style:text-properties fo:font-size="12pt" style:font-size-asian="12pt" style:font-size-complex="12pt"/>
    </style:style>
    <style:style style:name="T325" style:parent-style-name="DefaultParagraphFont" style:family="text">
      <style:text-properties fo:font-size="12pt" style:font-size-asian="12pt" style:font-size-complex="12pt"/>
    </style:style>
    <style:style style:name="P326" style:parent-style-name="ListParagraph" style:list-style-name="LFO27" style:family="paragraph"/>
    <style:style style:name="T327" style:parent-style-name="DefaultParagraphFont" style:family="text">
      <style:text-properties fo:font-size="12pt" style:font-size-asian="12pt" style:font-size-complex="12pt"/>
    </style:style>
    <style:style style:name="P328" style:parent-style-name="ListParagraph" style:list-style-name="LFO27" style:family="paragraph"/>
    <style:style style:name="T329" style:parent-style-name="DefaultParagraphFont" style:family="text">
      <style:text-properties fo:font-size="12pt" style:font-size-asian="12pt" style:font-size-complex="12pt"/>
    </style:style>
    <style:style style:name="T330" style:parent-style-name="DefaultParagraphFont" style:family="text">
      <style:text-properties fo:font-size="12pt" style:font-size-asian="12pt" style:font-size-complex="12pt"/>
    </style:style>
    <style:style style:name="P331" style:parent-style-name="ListParagraph" style:list-style-name="LFO27" style:family="paragraph"/>
    <style:style style:name="T332" style:parent-style-name="DefaultParagraphFont" style:family="text">
      <style:text-properties fo:font-size="12pt" style:font-size-asian="12pt" style:font-size-complex="12pt"/>
    </style:style>
    <style:style style:name="P333" style:parent-style-name="Normal" style:family="paragraph">
      <style:text-properties fo:font-weight="bold" style:font-weight-asian="bold" fo:font-size="12pt" style:font-size-asian="12pt" style:font-size-complex="12pt"/>
    </style:style>
    <style:style style:name="P334" style:parent-style-name="ListParagraph" style:list-style-name="LFO28" style:family="paragraph">
      <style:text-properties fo:font-size="12pt" style:font-size-asian="12pt" style:font-size-complex="12pt"/>
    </style:style>
    <style:style style:name="P335" style:parent-style-name="ListParagraph" style:list-style-name="LFO28" style:family="paragraph">
      <style:text-properties fo:font-size="12pt" style:font-size-asian="12pt" style:font-size-complex="12pt"/>
    </style:style>
    <style:style style:name="P336" style:parent-style-name="ListParagraph" style:list-style-name="LFO28" style:family="paragraph">
      <style:text-properties fo:font-size="12pt" style:font-size-asian="12pt" style:font-size-complex="12pt"/>
    </style:style>
    <style:style style:name="P337" style:parent-style-name="ListParagraph" style:list-style-name="LFO28" style:family="paragraph">
      <style:text-properties fo:font-size="12pt" style:font-size-asian="12pt" style:font-size-complex="12pt"/>
    </style:style>
    <style:style style:name="P338" style:parent-style-name="ListParagraph" style:list-style-name="LFO28" style:family="paragraph">
      <style:text-properties fo:font-size="12pt" style:font-size-asian="12pt" style:font-size-complex="12pt"/>
    </style:style>
    <style:style style:name="P339" style:parent-style-name="ListParagraph" style:list-style-name="LFO28"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P341" style:parent-style-name="Normal" style:family="paragraph">
      <style:text-properties fo:font-weight="bold" style:font-weight-asian="bold" fo:font-size="12pt" style:font-size-asian="12pt" style:font-size-complex="12pt"/>
    </style:style>
    <style:style style:name="P342" style:parent-style-name="ListParagraph" style:list-style-name="LFO29" style:family="paragraph">
      <style:text-properties fo:font-size="12pt" style:font-size-asian="12pt" style:font-size-complex="12pt"/>
    </style:style>
    <style:style style:name="P343" style:parent-style-name="ListParagraph" style:list-style-name="LFO29" style:family="paragraph">
      <style:text-properties fo:font-size="12pt" style:font-size-asian="12pt" style:font-size-complex="12pt"/>
    </style:style>
    <style:style style:name="P344" style:parent-style-name="ListParagraph" style:list-style-name="LFO29" style:family="paragraph">
      <style:text-properties fo:font-size="12pt" style:font-size-asian="12pt" style:font-size-complex="12pt"/>
    </style:style>
    <style:style style:name="P345" style:parent-style-name="ListParagraph" style:list-style-name="LFO29" style:family="paragraph">
      <style:text-properties fo:font-size="12pt" style:font-size-asian="12pt" style:font-size-complex="12pt"/>
    </style:style>
    <style:style style:name="P346" style:parent-style-name="ListParagraph" style:list-style-name="LFO29" style:family="paragraph">
      <style:text-properties fo:font-size="12pt" style:font-size-asian="12pt" style:font-size-complex="12pt"/>
    </style:style>
    <style:style style:name="P347" style:parent-style-name="Normal" style:family="paragraph">
      <style:text-properties fo:font-weight="bold" style:font-weight-asian="bold" fo:font-size="12pt" style:font-size-asian="12pt" style:font-size-complex="12pt"/>
    </style:style>
    <style:style style:name="P348" style:parent-style-name="ListParagraph" style:list-style-name="LFO30" style:family="paragraph">
      <style:text-properties fo:font-size="12pt" style:font-size-asian="12pt" style:font-size-complex="12pt"/>
    </style:style>
    <style:style style:name="P349" style:parent-style-name="ListParagraph" style:list-style-name="LFO30" style:family="paragraph">
      <style:text-properties fo:font-size="12pt" style:font-size-asian="12pt" style:font-size-complex="12pt"/>
    </style:style>
    <style:style style:name="P350" style:parent-style-name="ListParagraph" style:list-style-name="LFO30" style:family="paragraph">
      <style:text-properties fo:font-size="12pt" style:font-size-asian="12pt" style:font-size-complex="12pt"/>
    </style:style>
    <style:style style:name="P351" style:parent-style-name="ListParagraph" style:list-style-name="LFO30" style:family="paragraph">
      <style:text-properties fo:font-size="12pt" style:font-size-asian="12pt" style:font-size-complex="12pt"/>
    </style:style>
    <style:style style:name="P352" style:parent-style-name="ListParagraph" style:list-style-name="LFO30" style:family="paragraph">
      <style:text-properties fo:font-size="12pt" style:font-size-asian="12pt" style:font-size-complex="12pt"/>
    </style:style>
    <style:style style:name="P353" style:parent-style-name="Normal" style:family="paragraph">
      <style:text-properties fo:font-weight="bold" style:font-weight-asian="bold" fo:font-size="12pt" style:font-size-asian="12pt" style:font-size-complex="12pt"/>
    </style:style>
    <style:style style:name="P354" style:parent-style-name="ListParagraph" style:list-style-name="LFO31" style:family="paragraph">
      <style:text-properties fo:font-size="12pt" style:font-size-asian="12pt" style:font-size-complex="12pt"/>
    </style:style>
    <style:style style:name="P355" style:parent-style-name="ListParagraph" style:list-style-name="LFO31" style:family="paragraph">
      <style:text-properties fo:font-size="12pt" style:font-size-asian="12pt" style:font-size-complex="12pt"/>
    </style:style>
    <style:style style:name="P356" style:parent-style-name="ListParagraph" style:list-style-name="LFO31" style:family="paragraph">
      <style:text-properties fo:font-size="12pt" style:font-size-asian="12pt" style:font-size-complex="12pt"/>
    </style:style>
    <style:style style:name="P357" style:parent-style-name="Normal" style:family="paragraph">
      <style:text-properties fo:font-weight="bold" style:font-weight-asian="bold" fo:font-size="12pt" style:font-size-asian="12pt" style:font-size-complex="12pt"/>
    </style:style>
    <style:style style:name="P358" style:parent-style-name="ListParagraph" style:list-style-name="LFO32" style:family="paragraph">
      <style:text-properties fo:font-size="12pt" style:font-size-asian="12pt" style:font-size-complex="12pt"/>
    </style:style>
    <style:style style:name="P359" style:parent-style-name="ListParagraph" style:list-style-name="LFO32" style:family="paragraph">
      <style:text-properties fo:font-size="12pt" style:font-size-asian="12pt" style:font-size-complex="12pt"/>
    </style:style>
    <style:style style:name="P360" style:parent-style-name="ListParagraph" style:list-style-name="LFO32" style:family="paragraph">
      <style:text-properties fo:font-size="12pt" style:font-size-asian="12pt" style:font-size-complex="12pt"/>
    </style:style>
    <style:style style:name="P361" style:parent-style-name="Normal" style:family="paragraph">
      <style:text-properties fo:font-size="12pt" style:font-size-asian="12pt" style:font-size-complex="12pt"/>
    </style:style>
    <style:style style:name="P362" style:parent-style-name="Normal" style:family="paragraph">
      <style:text-properties fo:font-size="12pt" style:font-size-asian="12pt" style:font-size-complex="12pt"/>
    </style:style>
    <style:style style:name="P363" style:parent-style-name="Normal" style:family="paragraph">
      <style:paragraph-properties style:text-autospace="none" style:vertical-align="auto" fo:margin-bottom="0in" fo:line-height="100%"/>
      <style:text-properties fo:hyphenate="true"/>
    </style:style>
    <style:style style:name="T364" style:parent-style-name="DefaultParagraphFont" style:family="text">
      <style:text-properties fo:font-weight="bold" style:font-weight-asian="bold" fo:font-size="12pt" style:font-size-asian="12pt" style:font-size-complex="12pt"/>
    </style:style>
    <style:style style:name="T365" style:parent-style-name="DefaultParagraphFont" style:family="text">
      <style:text-properties style:font-name="Times New Roman" fo:font-weight="bold" style:font-weight-asian="bold" fo:font-size="10pt" style:font-size-asian="10pt" style:font-size-complex="10pt"/>
    </style:style>
    <style:style style:name="P366" style:parent-style-name="Normal" style:family="paragraph">
      <style:text-properties style:font-name="Times New Roman" fo:font-weight="bold" style:font-weight-asian="bold" fo:font-size="10pt" style:font-size-asian="10pt" style:font-size-complex="10pt"/>
    </style:style>
    <style:style style:name="P367" style:parent-style-name="ListParagraph" style:list-style-name="LFO32" style:family="paragraph">
      <style:text-properties fo:font-size="12pt" style:font-size-asian="12pt" style:font-size-complex="12pt"/>
    </style:style>
    <style:style style:name="P368" style:parent-style-name="ListParagraph" style:list-style-name="LFO32" style:family="paragraph">
      <style:text-properties fo:font-size="12pt" style:font-size-asian="12pt" style:font-size-complex="12pt"/>
    </style:style>
    <style:style style:name="P369" style:parent-style-name="ListParagraph" style:list-style-name="LFO32" style:family="paragraph">
      <style:text-properties fo:font-size="12pt" style:font-size-asian="12pt" style:font-size-complex="12pt"/>
    </style:style>
    <style:style style:name="P370" style:parent-style-name="ListParagraph" style:list-style-name="LFO32" style:family="paragraph">
      <style:text-properties fo:font-size="12pt" style:font-size-asian="12pt" style:font-size-complex="12pt"/>
    </style:style>
    <style:style style:name="P371" style:parent-style-name="ListParagraph" style:list-style-name="LFO32" style:family="paragraph">
      <style:text-properties fo:font-size="12pt" style:font-size-asian="12pt" style:font-size-complex="12pt"/>
    </style:style>
  </office:automatic-styles>
  <office:body>
    <office:text text:use-soft-page-breaks="true">
      <text:p text:style-name="P1">Human Resource Management At Work Mick Marchington, Adrian Wilkinson</text:p>
      <text:p text:style-name="P2"/>
      <text:p text:style-name="P3">Chapter one: HRM, Strategy and Corporate Social Responsibility</text:p>
      <text:list text:style-name="LFO1" text:continue-numbering="true">
        <text:list-item>
          <text:p text:style-name="P4">Hrm differs from other managerial functions because<text:s/>of its professional and moral base, so trust and integrity are important elements in how hrm is practised at work.</text:p>
        </text:list-item>
        <text:list-item>
          <text:p text:style-name="P5">HRM can be seen as having:</text:p>
          <text:list text:continue-numbering="true">
            <text:list-item>
              <text:p text:style-name="P6">A human focus- focus on employee rights and well being. <text:s/>Work life balance</text:p>
            </text:list-item>
            <text:list-item>
              <text:p text:style-name="P7">Resource focus-focuses on employee as<text:s/>a resource in enhancing the performance of the company.</text:p>
            </text:list-item>
            <text:list-item>
              <text:p text:style-name="P8">Management focus- hr managers adopt a more strategic approach that focuses on managing change, building organistaional culture and becoming a partner in the business.</text:p>
            </text:list-item>
          </text:list>
        </text:list-item>
      </text:list>
      <text:p text:style-name="P9">Origins of HRM in USA</text:p>
      <text:list text:style-name="LFO2" text:continue-numbering="true">
        <text:list-item>
          <text:p text:style-name="P10">Term appeared in 1960s</text:p>
        </text:list-item>
        <text:list-item>
          <text:p text:style-name="P11">Hr seen as proactinve, integrative, part of an employee commitment perspectinve and long term in focus, hr were seen as an asset and not a cost.</text:p>
        </text:list-item>
        <text:list-item>
          <text:p text:style-name="P12">Harvard framework consists of six basic components:</text:p>
          <text:list text:continue-numbering="true">
            <text:list-item>
              <text:p text:style-name="P13">Situation factors- such as workforce characteristics, management philosophy and labour market conditions</text:p>
            </text:list-item>
            <text:list-item>
              <text:p text:style-name="P14">Stakeholder interest-compormises and trade offs between owners and employees and unions.</text:p>
            </text:list-item>
            <text:list-item>
              <text:p text:style-name="P15">Hrm policy choices- in the areas of employee influence, hr flow, reward systems and work systems.</text:p>
            </text:list-item>
            <text:list-item>
              <text:p text:style-name="P16">Hr outcomes- comitmetn, competence, cost effectiveness and congruence. <text:s/>This incorporates issues connected with trust, motivation and skills</text:p>
            </text:list-item>
            <text:list-item>
              <text:p text:style-name="P17">Long term consequences- such as individuals well being, organisational effectiveness and societal goals.</text:p>
            </text:list-item>
            <text:list-item>
              <text:p text:style-name="P18">A feedback loop – demonstrating that it is not conceived as a simple, unilinear set of relationsthips between the different components.</text:p>
            </text:list-item>
          </text:list>
        </text:list-item>
        <text:list-item>
          <text:p text:style-name="P19">Harvard approach treats hrm as an entire system, it is the combination of hr practices that is important</text:p>
        </text:list-item>
        <text:list-item>
          <text:p text:style-name="P20">Framework is positivist ecause it<text:s/>assumes a dominant direction of influence from broader situational and stakeholder interests through to hr outcomes and long term consequences</text:p>
        </text:list-item>
        <text:list-item>
          <text:p text:style-name="P21">Other main school of thought in usa was the matching model.<text:s/></text:p>
          <text:list text:continue-numbering="true">
            <text:list-item>
              <text:p text:style-name="P22">Emphasises the links between organisational strategy<text:s/>and specific hr practices, concentrating on vertical rather than horizontal alignment.</text:p>
            </text:list-item>
            <text:list-item>
              <text:p text:style-name="P23">The hr practices are categorised into selection, development appraisal and reward.</text:p>
            </text:list-item>
            <text:list-item>
              <text:p text:style-name="P24">The hr cycle are tied together in terms of how effectively they deliver improved performance.</text:p>
            </text:list-item>
            <text:list-item>
              <text:p text:style-name="P25">Devanna “performance is a function of all the hr components; selecting people who are the best able to perform the jobs defined by the structure; appraising their performance to facilitate the equitable distribution of rewards, motivating employees and developing employees to enhance their performance”</text:p>
            </text:list-item>
          </text:list>
        </text:list-item>
        <text:list-item>
          <text:p text:style-name="P26">The focus is on ensuring that there is a match or fit between all overall organisational goals and the way in which its people should be managed.</text:p>
        </text:list-item>
      </text:list>
      <text:p text:style-name="P27"/>
      <text:p text:style-name="P28">The emergence of hrm in the UK</text:p>
      <text:list text:style-name="LFO3" text:continue-numbering="true">
        <text:list-item>
          <text:p text:style-name="P29">Developed in 1980s</text:p>
        </text:list-item>
        <text:list-item>
          <text:p text:style-name="P30">Drawing on bach and sisson it is possible to identify four different traditions:</text:p>
          <text:list text:continue-numbering="true">
            <text:list-item>
              <text:p text:style-name="P31"><text:span text:style-name="T32">Prescriptive:<text:s/></text:span><text:span text:style-name="T33">this used to be the dominant approach in literature, stemming from the domain of personnel management, and it examined and prescribed the best tools and techniques</text:span><text:span text:style-name="T34"><text:s/>for use by practitioners. <text:s/>Personnel tended to be seen as an intermediary between the harsher extremes of cost driven business goals and the needs and motivations of workers.</text:span></text:p>
            </text:list-item>
            <text:list-item>
              <text:p text:style-name="P35"><text:span text:style-name="T36">Labour process:</text:span><text:span text:style-name="T37"><text:s/>focuses on hrm as an implicit or explicit device to control and<text:s/></text:span><text:span text:style-name="T38">subjugate labour. <text:s/>Tended to critique management for everthing it did.</text:span></text:p>
            </text:list-item>
            <text:list-item>
              <text:p text:style-name="P39"><text:span text:style-name="T40">Industrial relations:</text:span><text:span text:style-name="T41"><text:s/>hrm was seen as part of a system of employment regulation in which internal and external influences shape the management<text:s/></text:span><text:soft-page-break/><text:span text:style-name="T42">of the employment relationship. <text:s/>Pluralist</text:span><text:span text:style-name="T43"><text:s/>perspective on hrm, teneded to focus on collective aspects of the employment relationship.</text:span></text:p>
            </text:list-item>
            <text:list-item>
              <text:p text:style-name="P44"><text:span text:style-name="T45">Organisational psychology:</text:span><text:span text:style-name="T46"><text:s/>become more significant as scholars study hr issues connected with selection appraisal, learning and development and the psychological co</text:span><text:span text:style-name="T47">ntract.</text:span></text:p>
            </text:list-item>
          </text:list>
        </text:list-item>
        <text:list-item>
          <text:p text:style-name="P48">Hard Model:</text:p>
          <text:list text:continue-numbering="true">
            <text:list-item>
              <text:p text:style-name="P49">Human resource seen as similar to all other resources-land and cpatila etc- being used as management see fit.</text:p>
            </text:list-item>
            <text:list-item>
              <text:p text:style-name="P50">There is no pretence that labour has anything tother than commodity status even though it may be treated well if the conditions are conducive, that is when it is in short supply or it is central to the achievement of organisational objectives.</text:p>
            </text:list-item>
          </text:list>
        </text:list-item>
        <text:list-item>
          <text:p text:style-name="P51">Soft model:</text:p>
          <text:list text:continue-numbering="true">
            <text:list-item>
              <text:p text:style-name="P52">Focuses on the management of ‘resourceful humans’, assuming that employees are valued assets and a source of competitive advantage thorugh their skills and abilities.</text:p>
            </text:list-item>
            <text:list-item>
              <text:p text:style-name="P53">One best way to manage,requires managers to engender commitment and loyalty in order to ensure high levels of performance.</text:p>
            </text:list-item>
            <text:list-item>
              <text:p text:style-name="P54">Storey: “hrm is a distinctive approach to employment management which seeks to achieve competitive advantage through the strategic deployment of a highly committed and capable workforce using an array of cultural, structural and personnel techniques”</text:p>
            </text:list-item>
          </text:list>
        </text:list-item>
        <text:list-item>
          <text:p text:style-name="P55">In short hrm can be seen as a particular style of managing that is capable of being measured and<text:s/>defined</text:p>
        </text:list-item>
      </text:list>
      <text:p text:style-name="P56"/>
      <text:p text:style-name="P57">John storey’s model of hrm</text:p>
      <text:list text:style-name="LFO4" text:continue-numbering="true">
        <text:list-item>
          <text:p text:style-name="P58">Beliefs and assumptions:</text:p>
          <text:list text:continue-numbering="true">
            <text:list-item>
              <text:p text:style-name="P59">Human resource gives organisation a competitive edge.</text:p>
            </text:list-item>
            <text:list-item>
              <text:p text:style-name="P60">Employee commitment is more important than mere compliance.</text:p>
            </text:list-item>
            <text:list-item>
              <text:p text:style-name="P61">Careful selection and development are central to hrm.</text:p>
            </text:list-item>
          </text:list>
        </text:list-item>
        <text:list-item>
          <text:p text:style-name="P62">Strategic qualities</text:p>
          <text:soft-page-break/>
          <text:list text:continue-numbering="true">
            <text:list-item>
              <text:p text:style-name="P63">Hr<text:s/>decisions are of strategic importance.</text:p>
            </text:list-item>
            <text:list-item>
              <text:p text:style-name="P64">Senior managers must be involved in hrm.</text:p>
            </text:list-item>
            <text:list-item>
              <text:p text:style-name="P65">Hr policies need to be integrated into business strategy.</text:p>
            </text:list-item>
          </text:list>
        </text:list-item>
        <text:list-item>
          <text:p text:style-name="P66">Critical role for line managers:</text:p>
          <text:list text:continue-numbering="true">
            <text:list-item>
              <text:p text:style-name="P67">Hr is too important to be left to personnel specialists alone.</text:p>
            </text:list-item>
            <text:list-item>
              <text:p text:style-name="P68">Line managers need to<text:s/>be closely involved as delivers and drivers of hr.</text:p>
            </text:list-item>
            <text:list-item>
              <text:p text:style-name="P69">The management of managers is critically important.</text:p>
            </text:list-item>
          </text:list>
        </text:list-item>
        <text:list-item>
          <text:p text:style-name="P70">Key levers</text:p>
          <text:list text:continue-numbering="true">
            <text:list-item>
              <text:p text:style-name="P71">Managing culture is more important than procedures and systems.</text:p>
            </text:list-item>
            <text:list-item>
              <text:p text:style-name="P72">Horizontal integration between different hr practices is essential.</text:p>
            </text:list-item>
            <text:list-item>
              <text:p text:style-name="P73">Jobs need<text:s/>to be designed to allow devolved responsibility and empowerment.</text:p>
            </text:list-item>
          </text:list>
        </text:list-item>
      </text:list>
      <text:p text:style-name="P74"/>
      <text:list text:style-name="LFO5" text:continue-numbering="true">
        <text:list-item>
          <text:p text:style-name="P75">Storey argues that hrm is concerned with the management of managers, with their training and development, their selection via use of sophisticated techniques, as opposed to the people who work for them.</text:p>
        </text:list-item>
      </text:list>
      <text:p text:style-name="P76"/>
      <text:p text:style-name="P77">Who needs workers and hrm?</text:p>
      <text:p text:style-name="P78">Alternative view- employees cost too much money, pay to hire, work and fire them. <text:s/>The truly flexible company does not employ people at all. <text:s/>This is the siren song of outsourcing, the seductiveness of the sub-contract. <text:s/>A company without employees would be wonderful</text:p>
      <text:p text:style-name="P79">The contested nature of work</text:p>
      <text:list text:style-name="LFO6" text:continue-numbering="true">
        <text:list-item>
          <text:p text:style-name="P80">Most writers on industrial relations and org behaviour see the employment relationship as compromising a mix of conflict and co-operation.</text:p>
        </text:list-item>
        <text:list-item>
          <text:p text:style-name="P81">It is rare for other texts on hrm (recruitment, selction, reward etc) to conceive explicitly of the employment relationship in such terms.</text:p>
        </text:list-item>
        <text:list-item>
          <text:p text:style-name="P82">Discussion of motivation or commitment only tends to consider conflict in terms of managements failure to engender employee attachment to, and engagement with, the organisation.</text:p>
        </text:list-item>
        <text:list-item>
          <text:p text:style-name="P83">In short conflict between buyers and sellers of labour is typically compartmentalised as an employee relations issue.</text:p>
        </text:list-item>
        <text:list-item>
          <text:p text:style-name="P84">Issues of conflict and cooperation peak during industrial action or in collective bargaining between employees<text:s/>and trade unions.</text:p>
        </text:list-item>
        <text:list-item>
          <text:p text:style-name="P85">Issues are elsewhere in hrm – example at recruitment stage employers want loyalty and commitment, and implicitly assume workers are willing to cooperate with employers, something that is not guaranteed.</text:p>
        </text:list-item>
        <text:list-item>
          <text:p text:style-name="P86">Important to recognise that all aspects of hrm deal with how the employment relationship is negotiated, so discussions of conflict cant be shunted off into an employee relations branch line.</text:p>
        </text:list-item>
        <text:list-item>
          <text:p text:style-name="P87">Given the incompleteness of the employment contract it is clear that all workers possess some tacit<text:s/>skills; this is knowledge and understanding workers accumulate throughout their lives, which is typically difficult to write down.</text:p>
        </text:list-item>
        <text:list-item>
          <text:p text:style-name="P88">The key thing is that these skills and attributes are much more than simple common sense.</text:p>
        </text:list-item>
        <text:list-item>
          <text:p text:style-name="P89">They can be used as a potential<text:s/>weapon against employers as part of a collective dispute or as an individual overt or covert response to management action.</text:p>
        </text:list-item>
        <text:list-item>
          <text:p text:style-name="P90">Tacit skills can be used to make time at work more tolerable like devising games to pass time.</text:p>
        </text:list-item>
        <text:list-item>
          <text:p text:style-name="P91">Workers may use tacit skills to contribute actively to the achievement of employer goals by getting on at work, such as working hard for a promo, taking on extra responsibilities.</text:p>
        </text:list-item>
      </text:list>
      <text:p text:style-name="P92">Business and Corporate Strategies</text:p>
      <text:p text:style-name="P93"/>
      <text:p text:style-name="P94">The classical Perspective</text:p>
      <text:list text:style-name="LFO7" text:continue-numbering="true">
        <text:list-item>
          <text:p text:style-name="P95">Most definitions of strategy in business and mang stem from work of chandler who argued that the structure of an organisation flowed from its growth strategy.</text:p>
        </text:list-item>
        <text:list-item>
          <text:p text:style-name="P96">The reality for most orgs is that strategic choices are shaped by forces beyond their immediate control even if they have room for manoeuvre.</text:p>
        </text:list-item>
        <text:list-item>
          <text:p text:style-name="P97">The core of strategy is always the same; discovering the critical factors in a situation and designing a way of coordinating and focusing actions to deal with those factors.</text:p>
        </text:list-item>
        <text:list-item>
          <text:p text:style-name="P98">Grant – “strategy is about winning… it is not<text:s/>a detailed<text:s/>plan<text:s/>or programme of instructions; <text:s/>it is a unifying theme that gives coherence and direction to the actions and decisions of an individual or an org.”</text:p>
        </text:list-item>
        <text:list-item>
          <text:p text:style-name="P99">Johnson – strategy as the long term direction of an org</text:p>
        </text:list-item>
        <text:list-item>
          <text:p text:style-name="P100">Drawing on these two definitions, the principal elements of strategy are:</text:p>
          <text:list text:continue-numbering="true">
            <text:list-item>
              <text:p text:style-name="P101">1. Establishing long term direction of the org, identifying the poduct markets and locations in which business is most likely to survive and propser. <text:s/>Goals need to be simple, consistent and long term, pursued with a single minded commitment. <text:s/>Shifts in decisions<text:s/>can affect hrm dramatically.</text:p>
            </text:list-item>
            <text:list-item>
              <text:p text:style-name="P102">2. Driving the org forward to achieve sustained competitive advantage. <text:s/>May emerge through creation of new products or services or in providing better value for money. <text:s/>In hr terms this may lead to decisions abouth whether higher levels of performance are more likely from a quality enhancement or innovation route, or one that focuses almost exclusively on cost reduction. <text:s/>Other orgs do not stand still so staying ahead of the game is critical.</text:p>
            </text:list-item>
            <text:list-item>
              <text:p text:style-name="P103">3. Determining the scope of the orgs activities in terms of whether to remain in same sector or diversify. <text:s/>This can be done so as to spread risk by creating a<text:s/>balanced<text:s/>portfolio or seeking success from growing markets and higher profit margin products. <text:s/>Hr implications – type of staff needed and services needed.</text:p>
            </text:list-item>
            <text:list-item>
              <text:p text:style-name="P104">4. Matching their internal resources and<text:s/>activities<text:s/>to the environments in which the org operates so as to achieve strategic fit. <text:s/>Requires assessment of strengths and weaknesses<text:s/>as well<text:s/>as opportunities.</text:p>
            </text:list-item>
            <text:list-item>
              <text:p text:style-name="P105">5. Recognising that top level<text:s/>decisions have major implications for operational activities, especially when there is a merger or takeover, a joint<text:s/>venture<text:s/>or partnership or even a change in the org strategic direction following a review of its activities.</text:p>
            </text:list-item>
            <text:list-item>
              <text:p text:style-name="P106">6. Appreciating that the values<text:s/>and expectations of senior decision makers play a sizeable part in the development of strategy because it is how they chose to interpret advice about external and internal resources that ultimately shapes strategic decisions.</text:p>
            </text:list-item>
          </text:list>
        </text:list-item>
        <text:list-item>
          <text:p text:style-name="P107">Within this perspective, strategy is seen to operate at three levels. <text:s/>Corporate strategy<text:s/>relates to the overall scope of<text:s/>the org, its structures and financing and the dist of resources between its different parts.</text:p>
        </text:list-item>
        <text:list-item>
          <text:p text:style-name="P108">Business or competitive strategy refers to how the org competes in a given market, its approaches to product development and to customers.</text:p>
        </text:list-item>
        <text:list-item>
          <text:p text:style-name="P109">Operational strategies are concerned with how the various subunits – marketing, financing, manufacturing etc – contribute to the higher level strategies.</text:p>
        </text:list-item>
        <text:list-item>
          <text:p text:style-name="P110">Overall the classical version of strategy relies upon an image of detached senior managers who determine the best plans for deploying workers to achieve victory over the competition in chosen market situations.</text:p>
        </text:list-item>
      </text:list>
      <text:p text:style-name="P111">Alternative perspectives on strategy</text:p>
      <text:list text:style-name="LFO8" text:continue-numbering="true">
        <text:list-item>
          <text:p text:style-name="P112">Treat strategy as emergent rather than<text:s/>deliberate.</text:p>
        </text:list-item>
        <text:list-item>
          <text:p text:style-name="P113"><text:span text:style-name="T114">Quinn regards the most effective strategies as those who tend to emerge step by step from an iterative process in which the org probes the future, experiments and learns from a series of partial commitments rather than through a global formulat</text:span><text:span text:style-name="T115">ion of total strategies.</text:span></text:p>
        </text:list-item>
      </text:list>
      <text:p text:style-name="P116">Whittingtons Typology of strategy (See link google it)</text:p>
      <text:list text:style-name="LFO9" text:continue-numbering="true">
        <text:list-item>
          <text:p text:style-name="P117">It is based upon distinctions between the degree to which outcomes are perceived purely in either profit maximising or pluralistic terms and the extent to which strategy formulation is seen as either deliberate or emergent. <text:s/>The four types are:</text:p>
          <text:list text:continue-numbering="true">
            <text:list-item>
              <text:p text:style-name="P118">1.<text:span text:style-name="T119"><text:s/>Classical <text:s/></text:span>(profit maximising, deliberate) – strategy is<text:s/>portrayed<text:s/>as a rational process of deliberate calculation and analysis undertaken by senior managers who survey the external environment searching for ways in which to max profits and gain competitive advantage. <text:s/>Characterised as<text:s/>non-political, the product of honest endeavour by managers who have nothing but the orgs interests at heart. <text:s/>The imagae conveyed is that senior managers are independent pros who make decisions in the interests of all stakeholdesrs.</text:p>
            </text:list-item>
            <text:list-item>
              <text:p text:style-name="P120">2.<text:s/><text:span text:style-name="T121">Evolutionary<text:s/></text:span>(profit maxing, emergent)- strategy is<text:s/>seen<text:s/>as a product of market forces, in which the most efficient and productive orgs succeed. <text:s/>i.e. survival of the fittest<text:s/>org. <text:s/>it could be argued there is little point in planning a<text:s/>deliberate<text:s/>strategy since winners and losers will be picked by a process of natural selection that is beyond the influence of senior managers. <text:s/>Might see some advantage in keeping their options open and learning how to adapt to changing customer demands a process that lovas and ghoshal refer to as guided evolution. <text:s/>Under this, the maintenance of flexible systmes wheter in hrm or elsewhere is an important component of competitive advantage.</text:p>
            </text:list-item>
            <text:list-item>
              <text:p text:style-name="P122">3.<text:s/><text:span text:style-name="T123">Pro</text:span><text:span text:style-name="T124">cessual<text:s/></text:span>(Pluralistic, emergent) – stems from the assumption that people are too limited in their understanding and careless in actions to unite around and carry through a perfectly calculated plan. <text:s/>Strategies tend to evolve through a process of discussion<text:s/>and disagreement that involves managers at different levels in an org. <text:s/><text:soft-page-break/>actions may only come to be defined as strategies with the benefit of hindsight, by a process of post hoc rationalisation in which events appear carefully planned in retrospect. <text:s/>Second, the processual view takes a micro political perspective, acknowledging thatorgs are beset with tensions and contradictions, with rivalries and conflicting goals and behaviours that seek to achieve personal or departmental objectives.</text:p>
            </text:list-item>
            <text:list-item>
              <text:p text:style-name="P125">4.<text:s/><text:span text:style-name="T126">Systematic<text:s/></text:span>(Pluralistic, deliberate)- follows granovetter suggesting strategy is shaped by the social system in which it is embedded, facots such as class, gender, legal regulations , play a mjor part in influencing the way in which employers and workers behave. <text:s/>The notion of strategy may be culturally bounded. <text:s/>Another advantage of viewing strategy as above is that it highlights how munder the classical approach management actions are legitimised by reference to external forces, so cloacking managerial power in the culturally acceptable clothing of science and objectivity.</text:p>
            </text:list-item>
          </text:list>
        </text:list-item>
        <text:list-item>
          <text:p text:style-name="P127">Look at links with strategy and implications on hrm.</text:p>
          <text:list text:continue-numbering="true">
            <text:list-item>
              <text:p text:style-name="P128">Classical- simple make the right decision and then cascading this to lower managers and workers who then snap into action.</text:p>
            </text:list-item>
            <text:list-item>
              <text:p text:style-name="P129">Evolutionary – complicates situation, it puts a primacy upon market forces and the perceived need for organisation to respond quick and effectively to customer demands. <text:s/>Introduces notions of power and flexibility.</text:p>
            </text:list-item>
            <text:list-item>
              <text:p text:style-name="P130">Processual – demonstrates the barriers to fully fledged vertical integration whether due to tensions with mang or to challenges mounted by workers.</text:p>
            </text:list-item>
            <text:list-item>
              <text:p text:style-name="P131">Systematic – forces us to look beyond the level of the employing org and be aware that employers are not generally free to determine their own strategies. <text:s/>Problems arise if<text:s/>critical social norms or cultural trads are ignored or it is assumed that hr practices that work in one country will work in another.</text:p>
            </text:list-item>
          </text:list>
        </text:list-item>
      </text:list>
      <text:p text:style-name="Normal"/>
      <text:p text:style-name="P132">Stakeholders, Coroporate Responsibility And Diversity</text:p>
      <text:p text:style-name="P133"/>
      <text:p text:style-name="P134">The Balanced ScoreCard</text:p>
      <text:list text:style-name="LFO10" text:continue-numbering="true">
        <text:list-item>
          <text:p text:style-name="P135">Strategy not only about financial returns<text:s/>but also wider base of stakeholders.</text:p>
        </text:list-item>
        <text:list-item>
          <text:p text:style-name="P136">Hrm is different from other managerial functions because of its professional and moral base and its rejection of the simplistic view that people are merely a means to achieve bigger profits.</text:p>
        </text:list-item>
        <text:list-item>
          <text:p text:style-name="P137">Kaplan and Norton suggest there should be a balance between 4 perspectives on business performance:</text:p>
          <text:list text:continue-numbering="true">
            <text:list-item>
              <text:p text:style-name="P138">How to appear to our shareholders to achieve financial success (financial)</text:p>
            </text:list-item>
            <text:list-item>
              <text:p text:style-name="P139">How to satisfy our shareholders and customers through the choice of excellent business processes (internal business processes)</text:p>
            </text:list-item>
            <text:list-item>
              <text:p text:style-name="P140">How to appear to our customers to achieve our vision (customers)</text:p>
            </text:list-item>
            <text:list-item>
              <text:p text:style-name="P141">How to sustain our ability to change and improve in order to achieve the vision (learning and growth)</text:p>
            </text:list-item>
          </text:list>
        </text:list-item>
        <text:list-item>
          <text:p text:style-name="P142">The balanced score card does not specifically suggest that employers are stakeholder but only in so far as they can enhance customer satisfaction and financial performance through their ability to support business strategy – not thorugh any moral perspective.</text:p>
        </text:list-item>
        <text:list-item>
          <text:p text:style-name="P143">Scorecard not a replacement for financial measures it was their<text:s/>complement.</text:p>
        </text:list-item>
        <text:list-item>
          <text:p text:style-name="P144">Boxall and Purcell concerned that the blanced scorecard approach does not go far enough in relation to hrm. Two major concerns.</text:p>
        </text:list-item>
        <text:list-item>
          <text:p text:style-name="P145">Hrm is not just about satisfying corporate objectives but also relates to social legitimacy in terms of compliance with labour laws and the provision of policies which build long run succession and development opportunities for managers and workrs.</text:p>
        </text:list-item>
        <text:list-item>
          <text:p text:style-name="P146">Second, it tends to assume certain hr practices, in particular incentive pay systems are universally effective in promoting<text:s/>better performance.</text:p>
        </text:list-item>
        <text:list-item>
          <text:p text:style-name="P147">Other attempts to develop hr scorecards as a means of measuring the return on investment in hr programmes, in terms of value created by deliverable and control of costs through more efficient operations.</text:p>
        </text:list-item>
        <text:list-item>
          <text:p text:style-name="P148">Paauwe scorecard, strategic, professional, societal and delivery. <text:s/>The pro and logics comprise factors such as :</text:p>
          <text:list text:continue-numbering="true">
            <text:list-item>
              <text:p text:style-name="P149">Providing assurance and trust about financial reporting or orgs</text:p>
            </text:list-item>
            <text:list-item>
              <text:p text:style-name="P150">Max both tangible and intangible rewards to employees.</text:p>
            </text:list-item>
            <text:list-item>
              <text:p text:style-name="P151">Deliver reliable info to works council members</text:p>
            </text:list-item>
            <text:list-item>
              <text:p text:style-name="P152">Offering<text:s/>info and individual help to employees.</text:p>
            </text:list-item>
            <text:list-item>
              <text:p text:style-name="P153">Safeguarding fairness in management-workers relations.</text:p>
            </text:list-item>
          </text:list>
        </text:list-item>
      </text:list>
      <text:p text:style-name="P154"><text:soft-page-break/>Private Equity Firms</text:p>
      <text:list text:style-name="LFO11" text:continue-numbering="true">
        <text:list-item>
          <text:p text:style-name="P155"><text:span text:style-name="T156">Concerns that perf are not following good hrm practices</text:span></text:p>
        </text:list-item>
        <text:list-item>
          <text:p text:style-name="P157"><text:span text:style-name="T158">Clark and wood and wright stress the importance of differentiating between the 2 mai</text:span><text:span text:style-name="T159">n types of perf:</text:span></text:p>
          <text:list text:continue-numbering="true">
            <text:list-item>
              <text:p text:style-name="P160"><text:span text:style-name="T161">Insider Driven<text:s/></text:span><text:span text:style-name="T162">–existing management in some cases jointly with workers takes over the org through a buy out and all staff tend to be offered an equity stake in business. <text:s/>Mang and workers often have the longer term interest of the org at h</text:span><text:span text:style-name="T163">eart and if cuts are required they tend to be taken jointly.</text:span></text:p>
            </text:list-item>
            <text:list-item>
              <text:p text:style-name="P164"><text:span text:style-name="T165">Outside driven<text:s/></text:span><text:span text:style-name="T166">–<text:s/></text:span><text:span text:style-name="T167">an established firm is taken over by a new employer through a buy out or a management buy in. <text:s/>the pressure is to generate high return for external investors which often means se</text:span><text:span text:style-name="T168">lling assets, reducing staff numbers and achieving efficiency gains at every corner.</text:span></text:p>
            </text:list-item>
          </text:list>
        </text:list-item>
        <text:list-item>
          <text:p text:style-name="P169">Perf are privately owned and are not required to operate with the same rules of transparency and corporate governance.</text:p>
        </text:list-item>
        <text:list-item>
          <text:p text:style-name="P170">Since perf operate to short term principles there is<text:s/>less interest in high commitment hrm for their staff.</text:p>
        </text:list-item>
      </text:list>
      <text:p text:style-name="P171">Table one, how well do private equity firms do?</text:p>
      <text:list text:style-name="LFO12" text:continue-numbering="true">
        <text:list-item>
          <text:p text:style-name="P172">Value generation-value added to firm but great variance and conerns that this is through value appropriation rather than value creation.</text:p>
        </text:list-item>
        <text:list-item>
          <text:p text:style-name="P173">Employment – most independent researchs show that initial restructuring leads to job lossess.</text:p>
        </text:list-item>
        <text:list-item>
          <text:p text:style-name="P174">Wages and working conditions – cuts in wages and conditions seem common place</text:p>
        </text:list-item>
        <text:list-item>
          <text:p text:style-name="P175">Worker representation – depend on the institutional framework and specific stance taken by the pef</text:p>
        </text:list-item>
        <text:list-item>
          <text:p text:style-name="P176">Tax – transfer from tax payers can be a source of value creation for per given subsidies and sales of assets.</text:p>
        </text:list-item>
        <text:list-item>
          <text:p text:style-name="P177">Short term and investment – short termism is likely to predominate</text:p>
        </text:list-item>
        <text:list-item>
          <text:p text:style-name="P178">Leverage and risk – higher rate of risk given high leverage</text:p>
        </text:list-item>
      </text:list>
      <text:p text:style-name="P179">Corporate<text:s/>Responsibility</text:p>
      <text:list text:style-name="LFO13" text:continue-numbering="true">
        <text:list-item>
          <text:p text:style-name="P180">How business takes account of its economic, social and environmental impacts in the way it operates.</text:p>
        </text:list-item>
        <text:list-item>
          <text:p text:style-name="P181">It questions who should benefit from the business.</text:p>
        </text:list-item>
        <text:list-item>
          <text:p text:style-name="P182">Its relevance to hrm is apparent in areas such as health and safety, working conditions,<text:s/>discrimination and harassment, reward, well being, etc.</text:p>
        </text:list-item>
        <text:list-item>
          <text:p text:style-name="P183">Bill ford – whilst a good company delivers excellent products and services, a great company delivers excellent products and services and strives to make the world a better place.</text:p>
        </text:list-item>
        <text:list-item>
          <text:p text:style-name="P184">The pyramid implies that most compnays follow friedman and make profit only.</text:p>
        </text:list-item>
        <text:list-item>
          <text:p text:style-name="P185">Motivations for adopting cr:</text:p>
          <text:list text:continue-numbering="true">
            <text:list-item>
              <text:p text:style-name="P186">The business case – increasing profits through engaging in corporate res would be a major incentive. <text:s/>In simplest case profit increased by reducing use of resources and wastage. <text:s/>A broader view is that cr contributes to competitive advantage and therefore generates higher profits. <text:s/>Achieved through avoidance of business risks, scandals and accidents. <text:s/>A good corporate image enhances customer loyalty.</text:p>
            </text:list-item>
            <text:list-item>
              <text:p text:style-name="P187">Customer pressure – cr<text:s/>could become essential for all companies operating in a competitive market. <text:s/>However most consumers only care about price, this drives a race to the bottom.</text:p>
            </text:list-item>
            <text:list-item>
              <text:p text:style-name="P188">Regulatory and global pressure – one of the main pressures is regulation, although large orgs may use their power to coerce governments. <text:s/>Despite the ability of some to prevent or sidestep regulations, laws and rules significantly influence behaviour.</text:p>
            </text:list-item>
            <text:list-item>
              <text:p text:style-name="P189">Normative values – a driving force within orgs is often the normative values of leadership whether it is from the ceo or other managers.</text:p>
            </text:list-item>
          </text:list>
        </text:list-item>
        <text:list-item>
          <text:p text:style-name="P190">Bigger orgs operating globally or with formal strategic plans are more likely to embrace cr.</text:p>
        </text:list-item>
        <text:list-item>
          <text:p text:style-name="P191">A growing number of orgs now monitor and report on cr.</text:p>
        </text:list-item>
      </text:list>
      <text:p text:style-name="P192">Diversity At work</text:p>
      <text:list text:style-name="LFO14" text:continue-numbering="true">
        <text:list-item>
          <text:p text:style-name="P193"><text:span text:style-name="T194">Discrimination is a moral issue about human rights but i</text:span><text:span text:style-name="T195">s also about addressing legal obligations and deriving business benefit. <text:s/>Diversity management is important to business because of new labour market demographics, globalisation and competitive pressures.</text:span></text:p>
        </text:list-item>
        <text:list-item>
          <text:p text:style-name="P196"><text:span text:style-name="T197">The proven business benefits that can accrue to orgs</text:span><text:span text:style-name="T198"><text:s/>that effectively manage workforce diversity include:</text:span></text:p>
          <text:soft-page-break/>
          <text:list text:continue-numbering="true">
            <text:list-item>
              <text:p text:style-name="P199"><text:span text:style-name="T200">Access to wider pool of potential candidate’s</text:span></text:p>
            </text:list-item>
            <text:list-item>
              <text:p text:style-name="P201"><text:span text:style-name="T202">Improved customer satisfaction and increased market penetration by employing diverse workforce.</text:span></text:p>
            </text:list-item>
            <text:list-item>
              <text:p text:style-name="P203"><text:span text:style-name="T204">Increased creativity and problem solving skills.</text:span></text:p>
            </text:list-item>
            <text:list-item>
              <text:p text:style-name="P205"><text:span text:style-name="T206">Improved mo</text:span><text:span text:style-name="T207">tivation, recruitment and retention because of the org reputation as a good employer.</text:span></text:p>
            </text:list-item>
            <text:list-item>
              <text:p text:style-name="P208"><text:span text:style-name="T209">Avoidance of costly discrimination cases.</text:span></text:p>
            </text:list-item>
          </text:list>
        </text:list-item>
        <text:list-item>
          <text:p text:style-name="P210"><text:span text:style-name="T211">Four key points are central to our understanding or hrm:</text:span></text:p>
          <text:list text:continue-numbering="true">
            <text:list-item>
              <text:p text:style-name="P212"><text:span text:style-name="T213">The subject matter of hrm – we regard hrm as those aspects of people ma</text:span><text:span text:style-name="T214">nagement that need to be understood by all hr specialists and others with a major responsibility for managing people.</text:span></text:p>
            </text:list-item>
            <text:list-item>
              <text:p text:style-name="P215"><text:span text:style-name="T216">Integration is at the heart of hrm – takes two forms – vertical integration which refers to links between hrm and both wider business stra</text:span><text:span text:style-name="T217">tegies and th political economic and social forces that shatpe orgs and horixontal integration which refers to the fit between different hr policies and practices.</text:span></text:p>
            </text:list-item>
            <text:list-item>
              <text:p text:style-name="P218"><text:span text:style-name="T219">Line manager involvement – central to the delivery of hrm at workplace. <text:s/>Hr need to gain lin</text:span><text:span text:style-name="T220">e management commitment to and buy in for their proposlas and recommendations. Line managers put policies into effect.</text:span></text:p>
            </text:list-item>
            <text:list-item>
              <text:p text:style-name="P221"><text:span text:style-name="T222">Ambiguity and tension – hrm is often in an ambiguous position within employing orgs. <text:s/>Criticised for occupying middle ground between mana</text:span><text:span text:style-name="T223">gement and workers.</text:span></text:p>
            </text:list-item>
          </text:list>
        </text:list-item>
      </text:list>
      <text:p text:style-name="Normal"/>
      <text:p text:style-name="Normal"/>
      <text:p text:style-name="P224"/>
      <text:p text:style-name="P225">Boxall And Purcell Chapter one</text:p>
      <text:p text:style-name="P226">Chapter one the goals of hrm</text:p>
      <text:p text:style-name="P227"/>
      <text:p text:style-name="P228">Defining hrm</text:p>
      <text:list text:style-name="LFO15" text:continue-numbering="true">
        <text:list-item>
          <text:p text:style-name="P229">Hrm refers to all those activites associated with management of work and people in org.</text:p>
        </text:list-item>
      </text:list>
      <text:soft-page-break/>
      <text:p text:style-name="P230">HRM an inevitable process in orgs</text:p>
      <text:list text:style-name="LFO15" text:continue-numbering="true">
        <text:list-item>
          <text:p text:style-name="P231">The minute you decide to hire your<text:s/>first employee your are engaged in initial stages of hrm.</text:p>
        </text:list-item>
        <text:list-item>
          <text:p text:style-name="P232">Virtually impossible to grow business without employing people.</text:p>
        </text:list-item>
        <text:list-item>
          <text:p text:style-name="P233">Hrm is a process that accompanies the expansion of orgs; it is a correlate of entrepreneurial success and org growth.</text:p>
        </text:list-item>
      </text:list>
      <text:p text:style-name="P234">HRM managing work and people</text:p>
      <text:list text:style-name="LFO16" text:continue-numbering="true">
        <text:list-item>
          <text:p text:style-name="P235">Hrm encompasses the management of work and the management of people to do the work.</text:p>
        </text:list-item>
        <text:list-item>
          <text:p text:style-name="P236">Work policies and practices are to do with the way the work is organised</text:p>
        </text:list-item>
        <text:list-item>
          <text:p text:style-name="P237">Employment policies and practices are concerned with how firms try to hire and manage<text:s/>people. <text:s/>Recruitment etc.</text:p>
        </text:list-item>
      </text:list>
      <text:p text:style-name="P238">HRM involving line and specialist managers</text:p>
      <text:list text:style-name="LFO17" text:continue-numbering="true">
        <text:list-item>
          <text:p text:style-name="P239">Line managers who directly supervise employees engaged in the operations of the firm are intimately involved usually hiring people in their team and almost always heald directly<text:s/>accountable for the performance of that team.</text:p>
        </text:list-item>
        <text:list-item>
          <text:p text:style-name="P240">In this book, hrm is therefore used to refer to the totality of the fimrs management of work and people and not simply to those aspects where hr specialists are involved.</text:p>
        </text:list-item>
      </text:list>
      <text:p text:style-name="P241">HRM building individual and workforce performance</text:p>
      <text:list text:style-name="LFO18" text:continue-numbering="true">
        <text:list-item>
          <text:p text:style-name="P242">Hrm can be usefully be understood as a set of activites aimed at building individual and workforce performance.</text:p>
        </text:list-item>
        <text:list-item>
          <text:p text:style-name="P243">On the level of individual performance, hrm consists of managerial attemps to influence individual ability (A), motivation (M) and the opportunity to perform (O). <text:s/>if managers want to enhance individual performance they need to influence these 3 variables positively.</text:p>
        </text:list-item>
        <text:list-item>
          <text:p text:style-name="P244">See AMO diagram</text:p>
        </text:list-item>
        <text:list-item>
          <text:p text:style-name="P245">It is easier to perform when a firm is financially successful and management decides to plough its wealth<text:s/>back into new technologies and better staff budgets.</text:p>
        </text:list-item>
        <text:list-item>
          <text:p text:style-name="P246">Hrm typically includes attempts to build work systems that coordinate individuals in some kind or fway.</text:p>
        </text:list-item>
        <text:list-item>
          <text:p text:style-name="P247">Managers try to build critical mass, the stock of knowledge and skills they need to fulfil the fimrs mission.</text:p>
        </text:list-item>
        <text:list-item>
          <text:p text:style-name="P248">Finally on the collective level, hrm includes management <text:s/>actions that affect the attitudinal climate of the work place.</text:p>
        </text:list-item>
        <text:list-item>
          <text:p text:style-name="P249">Hrm needs to be understood as a management process that operates on more than one level.</text:p>
        </text:list-item>
        <text:list-item>
          <text:p text:style-name="P250">Hrm is about building both human<text:s/>capital and social capital.</text:p>
        </text:list-item>
        <text:list-item>
          <text:p text:style-name="P251">The need to understand hrm as concerned with both individual and collective performance will be important here.</text:p>
        </text:list-item>
      </text:list>
      <text:p text:style-name="P252">HRM incorporating a variety of management styles and ideologies</text:p>
      <text:list text:style-name="LFO19" text:continue-numbering="true">
        <text:list-item>
          <text:p text:style-name="P253">In larger orgs it is common fonr one approach to be<text:s/>taken to managing managers, another approach to permanent non managereial employee and another to temporary staff.</text:p>
        </text:list-item>
        <text:list-item>
          <text:p text:style-name="P254">Hr architecture – management chooses different hr systems for different groups based on their strategic value and the uniqueness of the skills that each group possesses</text:p>
        </text:list-item>
        <text:list-item>
          <text:p text:style-name="P255">Diffenece in style firms approach employee voices. <text:s/>At one exteme managers seek to command and control and allow very limited avneues for employees to express disagreement with management policies. <text:s/>At the other end is collective bargaining.</text:p>
        </text:list-item>
      </text:list>
      <text:p text:style-name="P256">HRM embedded in industries and socities</text:p>
      <text:list text:style-name="LFO20" text:continue-numbering="true">
        <text:list-item>
          <text:p text:style-name="P257">Hrm has been criticed in the companion discipline of industrial or employment relations for focusing too much on the fir and ignoring the wider context of the markets, nteworks and societies in which the firm operates.</text:p>
        </text:list-item>
        <text:list-item>
          <text:p text:style-name="P258">Work and employment practices are not entirely developed within a firm or controlled by that firms management.</text:p>
        </text:list-item>
        <text:list-item>
          <text:p text:style-name="P259">Hrm is profoundly affected by the characteristics of the industris in which the fimr chooses to compete.</text:p>
        </text:list-item>
      </text:list>
      <text:p text:style-name="P260">What are the goals of HRM?</text:p>
      <text:list text:style-name="LFO21" text:continue-numbering="true">
        <text:list-item>
          <text:p text:style-name="P261">Not easy to define</text:p>
        </text:list-item>
        <text:list-item>
          <text:p text:style-name="P262">In a classic analysis <text:s/>most texts sidestepped the question by referring to some statement such as <text:s/>the optimum utilization of human resources in order to achieve the goals and objective of the org.</text:p>
        </text:list-item>
        <text:list-item>
          <text:p text:style-name="P263">In asking the firms goals we face the problem that many of these goals are implicit. <text:s/>Only the larger firms have formal or explicit goal statements for their hr strategis.</text:p>
        </text:list-item>
        <text:list-item>
          <text:p text:style-name="P264">Our task is to understand the general intenetions or motives underpinning labour managmenet, recognising that we are studying a complex, collective process, built up historically in firms an inevitably subject to a degree of interpretation, politicking and inconsistnent practice.</text:p>
        </text:list-item>
        <text:list-item>
          <text:p text:style-name="P265">Analyse goals of hrm in 2 cageories economic and soci political goals</text:p>
        </text:list-item>
      </text:list>
      <text:p text:style-name="P266"/>
      <text:p text:style-name="P267">The economic goals of Hrm</text:p>
      <text:p text:style-name="P268">Cost effective labour</text:p>
      <text:list text:style-name="LFO22" text:continue-numbering="true">
        <text:list-item>
          <text:p text:style-name="P269">The primary problem facing firms is to secure economic viability in their industry.</text:p>
        </text:list-item>
        <text:list-item>
          <text:p text:style-name="P270">Ev – firm generates return on investment that is acceptable to shareholders.</text:p>
        </text:list-item>
        <text:list-item>
          <text:p text:style-name="P271">Mang needs to ensure it meets their demands for a worthwhile return from the risk they are taking.</text:p>
        </text:list-item>
        <text:list-item>
          <text:p text:style-name="P272">Must meet 4 conditions</text:p>
          <text:list text:continue-numbering="true">
            <text:list-item>
              <text:p text:style-name="P273">Must develop products or services that customers will buy.</text:p>
            </text:list-item>
            <text:list-item>
              <text:p text:style-name="P274">Firm will not be profitable through an astute targeting of customer needs, it will fail unless it actually implements its marketing promises.</text:p>
            </text:list-item>
            <text:list-item>
              <text:p text:style-name="P275">Firm must hire and mange the king of labour it needs that is affordable. Must be a cost effective system</text:p>
            </text:list-item>
            <text:list-item>
              <text:p text:style-name="P276">Frim needs the financial backing that will mak its marketing production and hrm possible.</text:p>
            </text:list-item>
          </text:list>
        </text:list-item>
        <text:list-item>
          <text:p text:style-name="P277">Cost effectivenss is a dual concept, firms need people who are effective while also motivating them to perform at low cost.</text:p>
        </text:list-item>
        <text:list-item>
          <text:p text:style-name="P278">A viable model of hrm is one that deliver on the grounds of both effectiveness and cost.</text:p>
        </text:list-item>
        <text:list-item>
          <text:p text:style-name="P279">It is wrong to confuse wage levels with unit labour cost or to confuse cost minimisation with cost<text:s/>effectiveness example – nuclear power plant and discount store.</text:p>
        </text:list-item>
        <text:list-item>
          <text:p text:style-name="P280">The problem of securing cost effective labour, of making labour productive at reasonable cost, invites thinking about costs and benefits in the industry concerned.</text:p>
        </text:list-item>
        <text:list-item>
          <text:p text:style-name="P281">In summary, the economic motive in hrm is concerned with making labour productive at an affordable cost in the industry concered.</text:p>
        </text:list-item>
      </text:list>
      <text:p text:style-name="P282">Organisational Flexibility</text:p>
      <text:list text:style-name="LFO23" text:continue-numbering="true">
        <text:list-item>
          <text:p text:style-name="P283">Change is inevitable and so an element of flexibility is essential.</text:p>
        </text:list-item>
        <text:list-item>
          <text:p text:style-name="P284">Short run responsiveness includes attempts to bring about greater numerical flexibility and greater financial flexibility. <text:s/>Ie extra staff during busy times.</text:p>
        </text:list-item>
        <text:list-item>
          <text:p text:style-name="P285">Emphaisis is on adjusting labour costs to fit with changes in business revenues.</text:p>
        </text:list-item>
        <text:list-item>
          <text:p text:style-name="P286">Long run agility much more powerful but ambiguous. <text:s/>Concerned with the question of whether a firm can build the ability to survive in an environment that can change radically. <text:s/>Does firm have capacity to creat or cope with long run changes in products, costs and tech?</text:p>
        </text:list-item>
        <text:list-item>
          <text:p text:style-name="P287">Very hard to achieve because core feature of org are hard to change once laid down in early stages of establishment and growth.</text:p>
        </text:list-item>
        <text:list-item>
          <text:p text:style-name="P288">Key challenge in agility is competition from developed v developing countries. <text:s/>China making rip off, eurpenas have to cut wages or develop.</text:p>
        </text:list-item>
        <text:list-item>
          <text:p text:style-name="P289">Dyson moved work force to Malaysia but left r and<text:s/>d in uk, dyson are now more agile, allowing to invest more in r and d and expand production.</text:p>
        </text:list-item>
      </text:list>
      <text:p text:style-name="P290">Human resource Advantage</text:p>
      <text:list text:style-name="LFO24" text:continue-numbering="true">
        <text:list-item>
          <text:p text:style-name="P291">Firms that survive are engaged in an ongoing process of trying to build and defend competitive advantages.</text:p>
        </text:list-item>
        <text:list-item>
          <text:p text:style-name="P292">Dyson has built up a leadership<text:s/>position that depends on the innovativness of its products, which stems from the quality of highly skilled executives and designers who drive this.</text:p>
        </text:list-item>
        <text:list-item>
          <text:p text:style-name="P293">This is a form of differenetiatio nin the quality of human resources, a form of human resource capital.</text:p>
        </text:list-item>
        <text:list-item>
          <text:p text:style-name="P294">Broken to 2 dimension</text:p>
          <text:list text:continue-numbering="true">
            <text:list-item>
              <text:p text:style-name="P295">Human capital advantage- when firm employs more taleneted people than its rivals. <text:s/>Rests on the outstanding intellectual, emothional and physical performances of individuals employed in the frim.</text:p>
            </text:list-item>
            <text:list-item>
              <text:p text:style-name="P296">Organ process or social capital advantage<text:s/>which occurs in firms that have developed superior ways of combing the talents of individuals in collaborative activities.</text:p>
            </text:list-item>
          </text:list>
        </text:list-item>
      </text:list>
      <text:p text:style-name="P297"/>
      <text:p text:style-name="P298">Socio political objectives of hrm</text:p>
      <text:p text:style-name="P299">Social legitimacy</text:p>
      <text:list text:style-name="LFO25" text:continue-numbering="true">
        <text:list-item>
          <text:p text:style-name="P300">Firms operate in socities in which there are lwas that control how managers employ people and in which there are customs or widely shared expectations.</text:p>
        </text:list-item>
        <text:list-item>
          <text:p text:style-name="P301">Employment laws vary across nations, accounting for significant difference in hrm across the boerder.s</text:p>
        </text:list-item>
        <text:list-item>
          <text:p text:style-name="P302">The idea that firms need to adapt to the rules and customs of different<text:s/>societies is widely acknowledged in the social sciences.</text:p>
        </text:list-item>
        <text:list-item>
          <text:p text:style-name="P303">Three pillars of institutions</text:p>
          <text:list text:continue-numbering="true">
            <text:list-item>
              <text:p text:style-name="P304">Regulative pressures are the most obvious, include different codes of employment law.</text:p>
            </text:list-item>
            <text:list-item>
              <text:p text:style-name="P305">Normative or moral pressure, the way firms come under pressure to conform to prevailing social values and norms around how to treat people in the workplace.</text:p>
            </text:list-item>
            <text:list-item>
              <text:p text:style-name="P306">Cultural cognitive pressure, which include the ways in which people customarily think and behave in a society. Some more individualistic, more comfortable with power differneces etc.</text:p>
            </text:list-item>
          </text:list>
        </text:list-item>
        <text:list-item>
          <text:p text:style-name="P307">Prevailing notions of lefitimate behaviour in how people are employed affect the standing of ors.</text:p>
        </text:list-item>
        <text:list-item>
          <text:p text:style-name="P308">In practice major diffenetces in the extend to which employers take legitimacy goals into account in their labour management.</text:p>
        </text:list-item>
      </text:list>
      <text:p text:style-name="P309">Managerial Power</text:p>
      <text:list text:style-name="LFO26" text:continue-numbering="true">
        <text:list-item>
          <text:p text:style-name="P310">Management exhibits a fundamental desire to enhance its power as a stakeholder.</text:p>
        </text:list-item>
        <text:list-item>
          <text:p text:style-name="P311">In classic study of mang ideology and power, ‘ideologies of manage are attmepts by leaders t ojustify the privilege of bolunatry action and associtaoin for themselves, while imposing upon all subordiantes the duty of obedience and of servie to the best of their ability’</text:p>
        </text:list-item>
        <text:list-item>
          <text:p text:style-name="P312">A goal to max man control over an uncertain environment.</text:p>
        </text:list-item>
        <text:list-item>
          <text:p text:style-name="P313">Some power is good for coordination.</text:p>
        </text:list-item>
        <text:list-item>
          <text:p text:style-name="P314">Potential for power seeking behaviour to become perverse, bringing about consequences that are counterproductive.</text:p>
        </text:list-item>
        <text:list-item>
          <text:p text:style-name="P315">Managers motive include… enlaring their salaries, enhancing their security and increasing their status, power and prestige.</text:p>
        </text:list-item>
      </text:list>
      <text:p text:style-name="P316">Strategic tensions and problems in hrm</text:p>
      <text:p text:style-name="P317">The problem of labour security</text:p>
      <text:list text:style-name="LFO27" text:continue-numbering="true">
        <text:list-item>
          <text:p text:style-name="P318"><text:span text:style-name="T319">Firms need to compete in prod</text:span><text:span text:style-name="T320">uct markets but also in labour markets.</text:span></text:p>
        </text:list-item>
        <text:list-item>
          <text:p text:style-name="P321"><text:span text:style-name="T322">The challenge of recruiting the quality of labour they need tends to remain an issue.</text:span></text:p>
        </text:list-item>
        <text:list-item>
          <text:p text:style-name="P323"><text:span text:style-name="T324">Well resourced and well recognised orgs, those that have ability to pay high salaries and offer career development oportunits tend</text:span><text:span text:style-name="T325"><text:s/>to dominate the labour market.</text:span></text:p>
        </text:list-item>
        <text:list-item>
          <text:p text:style-name="P326"><text:span text:style-name="T327">As a result many small firms reamin fragile, with ongoing recruitment problems.</text:span></text:p>
        </text:list-item>
        <text:list-item>
          <text:p text:style-name="P328"><text:span text:style-name="T329">Goals of building a stable production nsystem etc are compromised if firm cant make competitive job offers and keep the labour it has. <text:s text:c="2"/>It then</text:span><text:span text:style-name="T330"><text:s/>struggles to build the capabilities it needs to meet its business objectives or respond to its clients demands.</text:span></text:p>
        </text:list-item>
        <text:list-item>
          <text:p text:style-name="P331"><text:span text:style-name="T332">Labour scarcity is a problem that can effect entire industries.</text:span></text:p>
        </text:list-item>
      </text:list>
      <text:p text:style-name="P333">The problem of labour motivation or control</text:p>
      <text:list text:style-name="LFO28" text:continue-numbering="true">
        <text:list-item>
          <text:p text:style-name="P334">Problem of motivating of employee once they are hired. <text:s/>Motivation is a fragile variable.</text:p>
        </text:list-item>
        <text:list-item>
          <text:p text:style-name="P335">The employment contract is an exchange realtioonship, it involves an ongoing unpredictable interaction between the parties.</text:p>
        </text:list-item>
        <text:list-item>
          <text:p text:style-name="P336">Is worker good enough? Do firm pay enough? Is worker doing enough? Rewards&gt;</text:p>
        </text:list-item>
        <text:list-item>
          <text:p text:style-name="P337">Impossible to anticipate all this.</text:p>
        </text:list-item>
        <text:list-item>
          <text:p text:style-name="P338">Management is reliant on employee cooperation.</text:p>
        </text:list-item>
        <text:list-item>
          <text:p text:style-name="P339">It pays to think of employment relationships in terms of a bargaining model, the parties are mutually dependent and each has some room to bargain with the other party over time.</text:p>
        </text:list-item>
      </text:list>
      <text:p text:style-name="P340"/>
      <text:p text:style-name="P341">Change tensions in labour management</text:p>
      <text:list text:style-name="LFO29" text:continue-numbering="true">
        <text:list-item>
          <text:p text:style-name="P342">The reality of change also creates tensions.</text:p>
        </text:list-item>
        <text:list-item>
          <text:p text:style-name="P343">How much weight should mang place on strengthening its production routines to make the firm more efficient and how much weight placed on building flexibility for the future?</text:p>
        </text:list-item>
        <text:list-item>
          <text:p text:style-name="P344">Need to consider a balance between short run and long run with labour hire.</text:p>
        </text:list-item>
        <text:list-item>
          <text:p text:style-name="P345">Capitalism is a system in which employers require workers to be both dependable and disposable.</text:p>
        </text:list-item>
        <text:list-item>
          <text:p text:style-name="P346">The most resilient firms are those which can evolve a clever blance between staility and flexibility while maintaining employee trus and confidence.</text:p>
        </text:list-item>
      </text:list>
      <text:p text:style-name="P347">Tension between management power and social legitimacy</text:p>
      <text:list text:style-name="LFO30" text:continue-numbering="true">
        <text:list-item>
          <text:p text:style-name="P348">Social legitimacy can be though of as having an <text:s/>inward and outward face, there needs to be an appropriate social order within the<text:s/>firm which inevitably connects to the firms reputation in wider society.</text:p>
        </text:list-item>
        <text:list-item>
          <text:p text:style-name="P349">Important strategic tension lies in the fact that establishing an appropriate social order depends on managmenet acception some constraints on its power.</text:p>
        </text:list-item>
        <text:list-item>
          <text:p text:style-name="P350">Stubborn management resistnece to employee influence is still apparent in a minority of firms, which can require intervention of labour courts.</text:p>
        </text:list-item>
        <text:list-item>
          <text:p text:style-name="P351">Public attention is increasingly focues on how mang uses its power in developing countries.</text:p>
        </text:list-item>
        <text:list-item>
          <text:p text:style-name="P352">Key questions concern what level of rights should<text:s/>be universally available to workers and respected by companies.</text:p>
        </text:list-item>
      </text:list>
      <text:p text:style-name="P353">Complexity and politics in management</text:p>
      <text:list text:style-name="LFO31" text:continue-numbering="true">
        <text:list-item>
          <text:p text:style-name="P354">Complexity grows as org grow and as they become more diverse.</text:p>
        </text:list-item>
        <text:list-item>
          <text:p text:style-name="P355">Managements problems in hrm are not simply cognitive, strategic management is not just mentally ahrd it is politically fraught.</text:p>
        </text:list-item>
        <text:list-item>
          <text:p text:style-name="P356">Lack of cooperation, no one willing to agree</text:p>
        </text:list-item>
      </text:list>
      <text:p text:style-name="P357">Variations in institutional supports and societal resources</text:p>
      <text:list text:style-name="LFO32" text:continue-numbering="true">
        <text:list-item>
          <text:p text:style-name="P358">Small firms are very dependent on state support, systems for vocational education and training in their sector.</text:p>
        </text:list-item>
        <text:list-item>
          <text:p text:style-name="P359">Firms in societies in which they and their competitors rely on poaching rather than training to develop the staff they need are vulnerable in a hot labour market; the under capitalised ones may simply fail to attract the workers they need, finding that customers desert them and they lose their reputation.</text:p>
        </text:list-item>
        <text:list-item>
          <text:p text:style-name="P360">Large firms also affected by the dominant ways in which a society organises its hr development.</text:p>
        </text:list-item>
      </text:list>
      <text:p text:style-name="P361"/>
      <text:p text:style-name="P362"/>
      <text:p text:style-name="P363"><text:span text:style-name="T364">Journal 1<text:s/></text:span><text:span text:style-name="T365">HUMAN RESOURCE MANAGEMENT</text:span></text:p>
      <text:p text:style-name="P366">AND INDUSTRIAL RELATIONS</text:p>
      <text:list text:style-name="LFO32" text:continue-numbering="true">
        <text:list-item>
          <text:p text:style-name="P367">it is proposed that HRM comprises a set of<text:s/>policies</text:p>
        </text:list-item>
        <text:list-item>
          <text:p text:style-name="P368">designed to maximize organizational integration, employee commitment,</text:p>
        </text:list-item>
        <text:list-item>
          <text:p text:style-name="P369">flexibility and quality of work. Within this model, collective industrial relations</text:p>
        </text:list-item>
        <text:list-item>
          <text:p text:style-name="P370">have, at best, only a minor role.</text:p>
        </text:list-item>
        <text:list-item>
          <text:p text:style-name="P371"/>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75in" text:min-label-width="0.25in"/>
        <style:text-properties style:font-name="Symbol"/>
      </text:list-level-style-bullet>
      <text:list-level-style-bullet text:level="2" text:style-name="WW_CharLFO27LVL2" text:bullet-char="o">
        <style:list-level-properties text:space-before="1.25in" text:min-label-width="0.25in"/>
        <style:text-properties style:font-name="Courier New"/>
      </text:list-level-style-bullet>
      <text:list-level-style-bullet text:level="3" text:style-name="WW_CharLFO27LVL3" text:bullet-char="">
        <style:list-level-properties text:space-before="1.75in" text:min-label-width="0.25in"/>
        <style:text-properties style:font-name="Wingdings"/>
      </text:list-level-style-bullet>
      <text:list-level-style-bullet text:level="4" text:style-name="WW_CharLFO27LVL4" text:bullet-char="">
        <style:list-level-properties text:space-before="2.25in" text:min-label-width="0.25in"/>
        <style:text-properties style:font-name="Symbol"/>
      </text:list-level-style-bullet>
      <text:list-level-style-bullet text:level="5" text:style-name="WW_CharLFO27LVL5" text:bullet-char="o">
        <style:list-level-properties text:space-before="2.75in" text:min-label-width="0.25in"/>
        <style:text-properties style:font-name="Courier New"/>
      </text:list-level-style-bullet>
      <text:list-level-style-bullet text:level="6" text:style-name="WW_CharLFO27LVL6" text:bullet-char="">
        <style:list-level-properties text:space-before="3.25in" text:min-label-width="0.25in"/>
        <style:text-properties style:font-name="Wingdings"/>
      </text:list-level-style-bullet>
      <text:list-level-style-bullet text:level="7" text:style-name="WW_CharLFO27LVL7" text:bullet-char="">
        <style:list-level-properties text:space-before="3.75in" text:min-label-width="0.25in"/>
        <style:text-properties style:font-name="Symbol"/>
      </text:list-level-style-bullet>
      <text:list-level-style-bullet text:level="8" text:style-name="WW_CharLFO27LVL8" text:bullet-char="o">
        <style:list-level-properties text:space-before="4.25in" text:min-label-width="0.25in"/>
        <style:text-properties style:font-name="Courier New"/>
      </text:list-level-style-bullet>
      <text:list-level-style-bullet text:level="9" text:style-name="WW_CharLFO27LVL9" text:bullet-char="">
        <style:list-level-properties text:space-before="4.7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09-25T17:14:00Z</meta:creation-date>
    <dc:date>2015-04-06T14:16:00Z</dc:date>
    <meta:template xlink:href="Normal" xlink:type="simple"/>
    <meta:editing-cycles>11</meta:editing-cycles>
    <meta:editing-duration>PT31500S</meta:editing-duration>
    <meta:document-statistic meta:page-count="20" meta:paragraph-count="71" meta:word-count="5360" meta:character-count="35842" meta:row-count="254" meta:non-whitespace-character-count="30553"/>
  </office:meta>
</office:document-meta>
</file>